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10.8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7.8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MAPFRE TRAFICOS</text:p>
          </table:table-cell>
          <table:table-cell office:value-type="string" calcext:value-type="string">
            <text:p>MAPFRE FAMILIAR (TRAFICO)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MAPFRE TRAFICOS</text:p>
          </table:table-cell>
          <table:table-cell office:value-type="string" calcext:value-type="string">
            <text:p>MAPFRE FAMILIAR (TRAFICO)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MAPFRE TRAFICOS</text:p>
          </table:table-cell>
          <table:table-cell office:value-type="string" calcext:value-type="string">
            <text:p>MAPFRE FAMILIAR (TRAFICO)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12.02" calcext:value-type="float">
            <text:p>12,02</text:p>
          </table:table-cell>
          <table:table-cell office:value-type="string" calcext:value-type="string">
            <text:p>MEDIFIATC AMBUL</text:p>
          </table:table-cell>
          <table:table-cell office:value-type="string" calcext:value-type="string">
            <text:p>FIATC - MUTUA DE SEGUROS GENERALES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MORENO LOPEZ, INMACULADA</text:p>
          </table:table-cell>
        </table:table-row>
        <table:table-row table:style-name="ro1">
          <table:table-cell office:value-type="float" office:value="11900511" calcext:value-type="float">
            <text:p>11900511</text:p>
          </table:table-cell>
          <table:table-cell office:value-type="string" calcext:value-type="string">
            <text:p>ORTOD INTERCEPTIVA.DISYUNTOR,QUAD HELIX, BARRA TRA</text:p>
          </table:table-cell>
          <table:table-cell table:number-columns-repeated="2" office:value-type="float" office:value="285.51" calcext:value-type="float">
            <text:p>285,51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VELA BIERA, AINHOA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LOZANO LUNAY, JOSE ANTONIO</text:p>
          </table:table-cell>
        </table:table-row>
        <table:table-row table:style-name="ro1">
          <table:table-cell office:value-type="float" office:value="11900517" calcext:value-type="float">
            <text:p>11900517</text:p>
          </table:table-cell>
          <table:table-cell office:value-type="string" calcext:value-type="string">
            <text:p>ORTOD FIJA. RETENCION (POR APARATO)</text:p>
          </table:table-cell>
          <table:table-cell table:number-columns-repeated="2" office:value-type="float" office:value="105.84" calcext:value-type="float">
            <text:p>105,84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MOLERO CAMPOS, ENCARNACION</text:p>
          </table:table-cell>
        </table:table-row>
        <table:table-row table:style-name="ro1">
          <table:table-cell office:value-type="float" office:value="11900511" calcext:value-type="float">
            <text:p>11900511</text:p>
          </table:table-cell>
          <table:table-cell office:value-type="string" calcext:value-type="string">
            <text:p>ORTOD INTERCEPTIVA.DISYUNTOR,QUAD HELIX, BARRA TRA</text:p>
          </table:table-cell>
          <table:table-cell table:number-columns-repeated="2" office:value-type="float" office:value="285.1" calcext:value-type="float">
            <text:p>285,1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CHICANO SEGOVIA, JULIA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61.5" calcext:value-type="float">
            <text:p>61,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RUIZ SOLIS, CELIA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NAVAS DIEZ, ALFONSO</text:p>
          </table:table-cell>
        </table:table-row>
        <table:table-row table:style-name="ro1">
          <table:table-cell office:value-type="float" office:value="11900525" calcext:value-type="float">
            <text:p>11900525</text:p>
          </table:table-cell>
          <table:table-cell office:value-type="string" calcext:value-type="string">
            <text:p>ORTODONCIA VISITA MENSUAL 1ª FA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CHICANO SEGOVIA, JULIA</text:p>
          </table:table-cell>
        </table:table-row>
        <table:table-row table:style-name="ro1">
          <table:table-cell office:value-type="float" office:value="119000517" calcext:value-type="float">
            <text:p>119000517</text:p>
          </table:table-cell>
          <table:table-cell office:value-type="string" calcext:value-type="string">
            <text:p>ORTODONCIA FIJA. MONTAJE SUPERIOR O INFERIOR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ORTIZ PEREIRA, MARIA JOSE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VARGAS COBOS, MACARENA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SOUVIRON AMOROS, FERNANDO MARIA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AGUILAR MACIAS, MARIA JOSE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BERLANGA SANTAMARIA, MARIA DEL CARMEN</text:p>
          </table:table-cell>
        </table:table-row>
        <table:table-row table:style-name="ro1">
          <table:table-cell office:value-type="float" office:value="11900517" calcext:value-type="float">
            <text:p>11900517</text:p>
          </table:table-cell>
          <table:table-cell office:value-type="string" calcext:value-type="string">
            <text:p>ORTOD FIJA. RETENCION (POR APARATO)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BERLANGA SANTAMARIA, MARIA DEL CARMEN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PUGA COBO, CARMEN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HIDALGO NATERA, MARIA JESUS</text:p>
          </table:table-cell>
        </table:table-row>
        <table:table-row table:style-name="ro1">
          <table:table-cell office:value-type="float" office:value="11900509" calcext:value-type="float">
            <text:p>11900509</text:p>
          </table:table-cell>
          <table:table-cell office:value-type="string" calcext:value-type="string">
            <text:p>ORTODONCIA. ESTUDIO ORTODONCIA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SANCHEZ VILLALTA, ALEJANDRO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RUIZ SOLIS, JESSICA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LOPEZ PEDROSA, NATALIA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GIL SOMODEVILLA, PEDRO ENRIQUE</text:p>
          </table:table-cell>
        </table:table-row>
        <table:table-row table:style-name="ro1">
          <table:table-cell office:value-type="float" office:value="11900517" calcext:value-type="float">
            <text:p>11900517</text:p>
          </table:table-cell>
          <table:table-cell office:value-type="string" calcext:value-type="string">
            <text:p>ORTOD FIJA. RETENCION (POR APARATO)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GIL SOMODEVILLA, PEDRO ENRIQUE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MUÑOZ JIMENEZ, MARIA DOLORES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30.8" calcext:value-type="float">
            <text:p>30,8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QUEVEDO ROMERO, RAFAEL</text:p>
          </table:table-cell>
        </table:table-row>
        <table:table-row table:style-name="ro1">
          <table:table-cell office:value-type="float" office:value="119000007" calcext:value-type="float">
            <text:p>119000007</text:p>
          </table:table-cell>
          <table:table-cell office:value-type="string" calcext:value-type="string">
            <text:p>CONSULTA ORTODONCI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CAMPANO ROMERO, MARTA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MUÑOZ ORTIZ, MIGUEL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BERLANGA SANTAMARIA, MARIA DEL CARMEN</text:p>
          </table:table-cell>
        </table:table-row>
        <table:table-row table:style-name="ro1">
          <table:table-cell office:value-type="float" office:value="11900517" calcext:value-type="float">
            <text:p>11900517</text:p>
          </table:table-cell>
          <table:table-cell office:value-type="string" calcext:value-type="string">
            <text:p>ORTOD FIJA. RETENCION (POR APARATO)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BERLANGA SANTAMARIA, MARIA DEL CARMEN</text:p>
          </table:table-cell>
        </table:table-row>
        <table:table-row table:style-name="ro1">
          <table:table-cell office:value-type="float" office:value="119000007" calcext:value-type="float">
            <text:p>119000007</text:p>
          </table:table-cell>
          <table:table-cell office:value-type="string" calcext:value-type="string">
            <text:p>CONSULTA ORTODONC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GUIL FLORES, DANIEL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PASION LOPEZ, CARLOS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61.5" calcext:value-type="float">
            <text:p>61,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GARCIA GIL, CRISTINA</text:p>
          </table:table-cell>
        </table:table-row>
        <table:table-row table:style-name="ro1">
          <table:table-cell office:value-type="float" office:value="119000007" calcext:value-type="float">
            <text:p>119000007</text:p>
          </table:table-cell>
          <table:table-cell office:value-type="string" calcext:value-type="string">
            <text:p>CONSULTA ORTODONC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LUCENA ARCOS, MANUEL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PEÑA CABALLERO, MERCEDES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61.5" calcext:value-type="float">
            <text:p>61,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DOMINGUEZ TORRES, PAULA</text:p>
          </table:table-cell>
        </table:table-row>
        <table:table-row table:style-name="ro1">
          <table:table-cell office:value-type="float" office:value="119000517" calcext:value-type="float">
            <text:p>119000517</text:p>
          </table:table-cell>
          <table:table-cell office:value-type="string" calcext:value-type="string">
            <text:p>ORTODONCIA FIJA. MONTAJE SUPERIOR O INFERIOR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FIUTAK , ADAM</text:p>
          </table:table-cell>
        </table:table-row>
        <table:table-row table:style-name="ro1">
          <table:table-cell office:value-type="float" office:value="11900516" calcext:value-type="float">
            <text:p>11900516</text:p>
          </table:table-cell>
          <table:table-cell office:value-type="string" calcext:value-type="string">
            <text:p>ORTOD FIJA. VISITA MENSUAL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FIUTAK , ADAM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108.05" calcext:value-type="float">
            <text:p>108,05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900474" calcext:value-type="float">
            <text:p>11900474</text:p>
          </table:table-cell>
          <table:table-cell office:value-type="string" calcext:value-type="string">
            <text:p>ENDODONCIA 2 CONDUCTOS</text:p>
          </table:table-cell>
          <table:table-cell table:number-columns-repeated="2" office:value-type="float" office:value="194.48" calcext:value-type="float">
            <text:p>194,48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932" calcext:value-type="float">
            <text:p>119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50.48" calcext:value-type="float">
            <text:p>50,48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office:value-type="float" office:value="108.05" calcext:value-type="float">
            <text:p>108,05</text:p>
          </table:table-cell>
          <table:table-cell office:value-type="float" office:value="216.1" calcext:value-type="float">
            <text:p>216,1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10.84" calcext:value-type="float">
            <text:p>10,84</text:p>
          </table:table-cell>
          <table:table-cell office:value-type="string" calcext:value-type="string">
            <text:p>GROUPAMA AMBULA</text:p>
          </table:table-cell>
          <table:table-cell office:value-type="string" calcext:value-type="string">
            <text:p>PLUS ULTRA SEGUROS GENERALES Y VIDA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474" calcext:value-type="float">
            <text:p>11900474</text:p>
          </table:table-cell>
          <table:table-cell office:value-type="string" calcext:value-type="string">
            <text:p>ENDODONCIA 2 CONDUCTOS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LAGOS ARAGON, LAURA</text:p>
          </table:table-cell>
        </table:table-row>
        <table:table-row table:style-name="ro1">
          <table:table-cell office:value-type="float" office:value="11900473" calcext:value-type="float">
            <text:p>11900473</text:p>
          </table:table-cell>
          <table:table-cell office:value-type="string" calcext:value-type="string">
            <text:p>ENDODONCIA 1 CONDUCTO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RUIZ CABEZA, ANGEL</text:p>
          </table:table-cell>
        </table:table-row>
        <table:table-row table:style-name="ro1">
          <table:table-cell office:value-type="float" office:value="11900475" calcext:value-type="float">
            <text:p>11900475</text:p>
          </table:table-cell>
          <table:table-cell office:value-type="string" calcext:value-type="string">
            <text:p>ENDODONCIA 3 CONDUCTOS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RUIZ PFEIFFER, ALBA</text:p>
          </table:table-cell>
        </table:table-row>
        <table:table-row table:style-name="ro1">
          <table:table-cell office:value-type="float" office:value="11900474" calcext:value-type="float">
            <text:p>11900474</text:p>
          </table:table-cell>
          <table:table-cell office:value-type="string" calcext:value-type="string">
            <text:p>ENDODONCIA 2 CONDUCTOS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ZAFRA DEL PINO, RAFAEL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FERNANDEZ BASURTE, FEDERICO</text:p>
          </table:table-cell>
        </table:table-row>
        <table:table-row table:style-name="ro1">
          <table:table-cell office:value-type="float" office:value="11900475" calcext:value-type="float">
            <text:p>11900475</text:p>
          </table:table-cell>
          <table:table-cell office:value-type="string" calcext:value-type="string">
            <text:p>ENDODONCIA 3 CONDUCTOS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GONZALEZ ROLDAN, JOSE LUIS</text:p>
          </table:table-cell>
        </table:table-row>
        <table:table-row table:style-name="ro1">
          <table:table-cell office:value-type="float" office:value="11900474" calcext:value-type="float">
            <text:p>11900474</text:p>
          </table:table-cell>
          <table:table-cell office:value-type="string" calcext:value-type="string">
            <text:p>ENDODONCIA 2 CONDUCTOS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PORRAS FERNANDEZ, JUAN ANTONIO</text:p>
          </table:table-cell>
        </table:table-row>
        <table:table-row table:style-name="ro1">
          <table:table-cell office:value-type="float" office:value="11900475" calcext:value-type="float">
            <text:p>11900475</text:p>
          </table:table-cell>
          <table:table-cell office:value-type="string" calcext:value-type="string">
            <text:p>ENDODONCIA 3 CONDUCTOS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ABOGADOS TRAFIC</text:p>
          </table:table-cell>
          <table:table-cell office:value-type="string" calcext:value-type="string">
            <text:p>RUEDA GARCIA, JOSE ANTONIO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VILLENA RUBAL, SARA</text:p>
          </table:table-cell>
        </table:table-row>
        <table:table-row table:style-name="ro1">
          <table:table-cell office:value-type="float" office:value="11900481" calcext:value-type="float">
            <text:p>11900481</text:p>
          </table:table-cell>
          <table:table-cell office:value-type="string" calcext:value-type="string">
            <text:p>ODONTOPEDIATRIA. APICONFORMACION (X SESION)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SANCHEZ VERA, ANA ISABEL</text:p>
          </table:table-cell>
        </table:table-row>
        <table:table-row table:style-name="ro1">
          <table:table-cell office:value-type="float" office:value="11900473" calcext:value-type="float">
            <text:p>11900473</text:p>
          </table:table-cell>
          <table:table-cell office:value-type="string" calcext:value-type="string">
            <text:p>ENDODONCIA 1 CONDUCTO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SANCHEZ VERA, ANA ISABEL</text:p>
          </table:table-cell>
        </table:table-row>
        <table:table-row table:style-name="ro1">
          <table:table-cell office:value-type="float" office:value="11900473" calcext:value-type="float">
            <text:p>11900473</text:p>
          </table:table-cell>
          <table:table-cell office:value-type="string" calcext:value-type="string">
            <text:p>ENDODONCIA 1 CONDUCTO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RUIZ CABEZA, ANGEL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CASTAÑEDA GARCIA, ANA MARIA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VILLENA RUBAL, SARA</text:p>
          </table:table-cell>
        </table:table-row>
        <table:table-row table:style-name="ro1">
          <table:table-cell office:value-type="float" office:value="11900500" calcext:value-type="float">
            <text:p>11900500</text:p>
          </table:table-cell>
          <table:table-cell office:value-type="string" calcext:value-type="string">
            <text:p>PROTESIS FIJA. CORONA METAL PORCELANA</text:p>
          </table:table-cell>
          <table:table-cell table:number-columns-repeated="2" office:value-type="float" office:value="104.38" calcext:value-type="float">
            <text:p>104,38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GUZMAN NUÑEZ, CONCEPCION</text:p>
          </table:table-cell>
        </table:table-row>
        <table:table-row table:style-name="ro1">
          <table:table-cell office:value-type="float" office:value="11900473" calcext:value-type="float">
            <text:p>11900473</text:p>
          </table:table-cell>
          <table:table-cell office:value-type="string" calcext:value-type="string">
            <text:p>ENDODONCIA 1 CONDUCTO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RUIZ CABEZA, ANGEL</text:p>
          </table:table-cell>
        </table:table-row>
        <table:table-row table:style-name="ro1">
          <table:table-cell office:value-type="float" office:value="11900474" calcext:value-type="float">
            <text:p>11900474</text:p>
          </table:table-cell>
          <table:table-cell office:value-type="string" calcext:value-type="string">
            <text:p>ENDODONCIA 2 CONDUCTOS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GOMEZ ROMAN, MARIA DE LAS NIEVES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BOCANEGRA PERNIA, PILAR</text:p>
          </table:table-cell>
        </table:table-row>
        <table:table-row table:style-name="ro1">
          <table:table-cell office:value-type="float" office:value="11900500" calcext:value-type="float">
            <text:p>11900500</text:p>
          </table:table-cell>
          <table:table-cell office:value-type="string" calcext:value-type="string">
            <text:p>PROTESIS FIJA. CORONA METAL PORCELANA</text:p>
          </table:table-cell>
          <table:table-cell table:number-columns-repeated="2" office:value-type="float" office:value="414.48" calcext:value-type="float">
            <text:p>414,48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LOPEZ GARCIA, JOSEFA</text:p>
          </table:table-cell>
        </table:table-row>
        <table:table-row table:style-name="ro1">
          <table:table-cell office:value-type="float" office:value="11900471" calcext:value-type="float">
            <text:p>11900471</text:p>
          </table:table-cell>
          <table:table-cell office:value-type="string" calcext:value-type="string">
            <text:p>CONSERVADORA. OBTURACION COMPLEJA</text:p>
          </table:table-cell>
          <table:table-cell office:value-type="float" office:value="62.4" calcext:value-type="float">
            <text:p>62,4</text:p>
          </table:table-cell>
          <table:table-cell office:value-type="float" office:value="124.8" calcext:value-type="float">
            <text:p>124,8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PANOS , ILIAS</text:p>
          </table:table-cell>
        </table:table-row>
        <table:table-row table:style-name="ro1">
          <table:table-cell office:value-type="float" office:value="11900474" calcext:value-type="float">
            <text:p>11900474</text:p>
          </table:table-cell>
          <table:table-cell office:value-type="string" calcext:value-type="string">
            <text:p>ENDODONCIA 2 CONDUCTOS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REDONDO RUIZ, EMILIO</text:p>
          </table:table-cell>
        </table:table-row>
        <table:table-row table:style-name="ro1">
          <table:table-cell office:value-type="float" office:value="11900475" calcext:value-type="float">
            <text:p>11900475</text:p>
          </table:table-cell>
          <table:table-cell office:value-type="string" calcext:value-type="string">
            <text:p>ENDODONCIA 3 CONDUCTOS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DOMINGUEZ GARCIA, NURIA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GONZALEZ ROLDAN, JOSE LUIS</text:p>
          </table:table-cell>
        </table:table-row>
        <table:table-row table:style-name="ro1">
          <table:table-cell office:value-type="float" office:value="11900477" calcext:value-type="float">
            <text:p>11900477</text:p>
          </table:table-cell>
          <table:table-cell office:value-type="string" calcext:value-type="string">
            <text:p>ENDODONCIA PERNO MUÑON COLADO UNI/BIRRADICULAR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RUIZ CABEZA, ANGEL</text:p>
          </table:table-cell>
        </table:table-row>
        <table:table-row table:style-name="ro1">
          <table:table-cell office:value-type="float" office:value="11900500" calcext:value-type="float">
            <text:p>11900500</text:p>
          </table:table-cell>
          <table:table-cell office:value-type="string" calcext:value-type="string">
            <text:p>PROTESIS FIJA. CORONA METAL PORCELANA</text:p>
          </table:table-cell>
          <table:table-cell table:number-columns-repeated="2" office:value-type="float" office:value="394.76" calcext:value-type="float">
            <text:p>394,76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MANCHADO PEREZ LANZAC, PEDRO GERMAN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12.02" calcext:value-type="float">
            <text:p>12,02</text:p>
          </table:table-cell>
          <table:table-cell office:value-type="string" calcext:value-type="string">
            <text:p>MEDIFIATC AMBUL</text:p>
          </table:table-cell>
          <table:table-cell office:value-type="string" calcext:value-type="string">
            <text:p>FIATC - MUTUA DE SEGUROS GENERALES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11" calcext:value-type="float">
            <text:p>119000011</text:p>
          </table:table-cell>
          <table:table-cell office:value-type="string" calcext:value-type="string">
            <text:p>REVISION DE FERULA DE ROTH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GARCIA BRAVO, SALVADOR</text:p>
          </table:table-cell>
        </table:table-row>
        <table:table-row table:style-name="ro1">
          <table:table-cell office:value-type="float" office:value="119000540" calcext:value-type="float">
            <text:p>119000540</text:p>
          </table:table-cell>
          <table:table-cell office:value-type="string" calcext:value-type="string">
            <text:p>ESTUDIO ATM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RODRIGUEZ LOPEZ, QUITERIA</text:p>
          </table:table-cell>
        </table:table-row>
        <table:table-row table:style-name="ro1">
          <table:table-cell office:value-type="float" office:value="119001469" calcext:value-type="float">
            <text:p>119001469</text:p>
          </table:table-cell>
          <table:table-cell office:value-type="string" calcext:value-type="string">
            <text:p>OCLUSION. CONTROL PLACA DESCARG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LADRON DE GUEVARA SANTAELLA, BELEN SARAI</text:p>
          </table:table-cell>
        </table:table-row>
        <table:table-row table:style-name="ro1">
          <table:table-cell office:value-type="float" office:value="11900471" calcext:value-type="float">
            <text:p>11900471</text:p>
          </table:table-cell>
          <table:table-cell office:value-type="string" calcext:value-type="string">
            <text:p>CONSERVADORA. OBTURACION COMPLEJA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ARIAS RODRIGUEZ, AMADEO</text:p>
          </table:table-cell>
        </table:table-row>
        <table:table-row table:style-name="ro1">
          <table:table-cell office:value-type="float" office:value="11900500" calcext:value-type="float">
            <text:p>11900500</text:p>
          </table:table-cell>
          <table:table-cell office:value-type="string" calcext:value-type="string">
            <text:p>PROTESIS FIJA. CORONA METAL PORCELANA</text:p>
          </table:table-cell>
          <table:table-cell table:number-columns-repeated="2" office:value-type="float" office:value="209.38" calcext:value-type="float">
            <text:p>209,38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GEA DAVILA, MARIA VENTURA</text:p>
          </table:table-cell>
        </table:table-row>
        <table:table-row table:style-name="ro1">
          <table:table-cell office:value-type="float" office:value="11900933" calcext:value-type="float">
            <text:p>11900933</text:p>
          </table:table-cell>
          <table:table-cell office:value-type="string" calcext:value-type="string">
            <text:p>IMPLANTOLOGIA. PROTESIS FIJA HIBRIDA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VILLALTA CAMACHO, CARMEN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REINA DIAZ, ANGELA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REINA DIAZ, ANGELA</text:p>
          </table:table-cell>
        </table:table-row>
        <table:table-row table:style-name="ro1">
          <table:table-cell office:value-type="float" office:value="119000011" calcext:value-type="float">
            <text:p>119000011</text:p>
          </table:table-cell>
          <table:table-cell office:value-type="string" calcext:value-type="string">
            <text:p>REVISION DE FERULA DE ROTH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GOMEZ DE LOS RIOS, ANGEL</text:p>
          </table:table-cell>
        </table:table-row>
        <table:table-row table:style-name="ro1">
          <table:table-cell office:value-type="float" office:value="119001468" calcext:value-type="float">
            <text:p>119001468</text:p>
          </table:table-cell>
          <table:table-cell office:value-type="string" calcext:value-type="string">
            <text:p>OCLUSION PLACA DE DESCARGA</text:p>
          </table:table-cell>
          <table:table-cell table:number-columns-repeated="2" office:value-type="float" office:value="307.89" calcext:value-type="float">
            <text:p>307,89</text:p>
          </table:table-cell>
          <table:table-cell office:value-type="string" calcext:value-type="string">
            <text:p>ABOGADOS TRAFIC</text:p>
          </table:table-cell>
          <table:table-cell office:value-type="string" calcext:value-type="string">
            <text:p>RUEDA GARCIA, JOSE ANTONIO</text:p>
          </table:table-cell>
        </table:table-row>
        <table:table-row table:style-name="ro1">
          <table:table-cell office:value-type="float" office:value="119001470" calcext:value-type="float">
            <text:p>119001470</text:p>
          </table:table-cell>
          <table:table-cell office:value-type="string" calcext:value-type="string">
            <text:p>CONSERVADORA. OBTURACION SIMPL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ANDRADE PINAZO, JUAN JOSE</text:p>
          </table:table-cell>
        </table:table-row>
        <table:table-row table:style-name="ro1">
          <table:table-cell office:value-type="float" office:value="119001461" calcext:value-type="float">
            <text:p>119001461</text:p>
          </table:table-cell>
          <table:table-cell office:value-type="string" calcext:value-type="string">
            <text:p>PERIODONCIA : RASPADO Y CURETAJE (POR CUADRANTE)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VILLALTA CAMACHO, ISABEL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GODRID PARDAS, MANUEL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69.44" calcext:value-type="float">
            <text:p>69,44</text:p>
          </table:table-cell>
          <table:table-cell office:value-type="string" calcext:value-type="string">
            <text:p>ABOGADOS TRAFIC</text:p>
          </table:table-cell>
          <table:table-cell office:value-type="string" calcext:value-type="string">
            <text:p>RUEDA GARCIA, JOSE ANTONIO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ABOGADOS TRAFIC</text:p>
          </table:table-cell>
          <table:table-cell office:value-type="string" calcext:value-type="string">
            <text:p>RUEDA GARCIA, JOSE ANTONIO</text:p>
          </table:table-cell>
        </table:table-row>
        <table:table-row table:style-name="ro1">
          <table:table-cell office:value-type="float" office:value="119001469" calcext:value-type="float">
            <text:p>119001469</text:p>
          </table:table-cell>
          <table:table-cell office:value-type="string" calcext:value-type="string">
            <text:p>OCLUSION. CONTROL PLACA DESCARG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BOGADOS TRAFIC</text:p>
          </table:table-cell>
          <table:table-cell office:value-type="string" calcext:value-type="string">
            <text:p>RUEDA GARCIA, JOSE ANTONIO</text:p>
          </table:table-cell>
        </table:table-row>
        <table:table-row table:style-name="ro1">
          <table:table-cell office:value-type="float" office:value="119001469" calcext:value-type="float">
            <text:p>119001469</text:p>
          </table:table-cell>
          <table:table-cell office:value-type="string" calcext:value-type="string">
            <text:p>OCLUSION. CONTROL PLACA DESCARG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BOGADOS TRAFIC</text:p>
          </table:table-cell>
          <table:table-cell office:value-type="string" calcext:value-type="string">
            <text:p>RUEDA GARCIA, JOSE ANTONIO</text:p>
          </table:table-cell>
        </table:table-row>
        <table:table-row table:style-name="ro1">
          <table:table-cell office:value-type="float" office:value="119001469" calcext:value-type="float">
            <text:p>119001469</text:p>
          </table:table-cell>
          <table:table-cell office:value-type="string" calcext:value-type="string">
            <text:p>OCLUSION. CONTROL PLACA DESCARG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BOGADOS TRAFIC</text:p>
          </table:table-cell>
          <table:table-cell office:value-type="string" calcext:value-type="string">
            <text:p>RUEDA GARCIA, JOSE ANTONIO</text:p>
          </table:table-cell>
        </table:table-row>
        <table:table-row table:style-name="ro1">
          <table:table-cell office:value-type="float" office:value="119001468" calcext:value-type="float">
            <text:p>119001468</text:p>
          </table:table-cell>
          <table:table-cell office:value-type="string" calcext:value-type="string">
            <text:p>OCLUSION PLACA DE DESCARGA</text:p>
          </table:table-cell>
          <table:table-cell table:number-columns-repeated="2" office:value-type="float" office:value="171.89" calcext:value-type="float">
            <text:p>171,89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ORTEGA MARTINEZ, MARIA</text:p>
          </table:table-cell>
        </table:table-row>
        <table:table-row table:style-name="ro1">
          <table:table-cell office:value-type="float" office:value="119001461" calcext:value-type="float">
            <text:p>119001461</text:p>
          </table:table-cell>
          <table:table-cell office:value-type="string" calcext:value-type="string">
            <text:p>PERIODONCIA : RASPADO Y CURETAJE (POR CUADRANTE)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VALLEJO GUERRERO, MANUELA</text:p>
          </table:table-cell>
        </table:table-row>
        <table:table-row table:style-name="ro1">
          <table:table-cell office:value-type="float" office:value="119001469" calcext:value-type="float">
            <text:p>119001469</text:p>
          </table:table-cell>
          <table:table-cell office:value-type="string" calcext:value-type="string">
            <text:p>OCLUSION. CONTROL PLACA DESCARGA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PEREZ FERNANDEZ, JUAN JESUS</text:p>
          </table:table-cell>
        </table:table-row>
        <table:table-row table:style-name="ro1">
          <table:table-cell office:value-type="float" office:value="119001469" calcext:value-type="float">
            <text:p>119001469</text:p>
          </table:table-cell>
          <table:table-cell office:value-type="string" calcext:value-type="string">
            <text:p>OCLUSION. CONTROL PLACA DESCARGA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SEGOVIA GUERRERO, SILVIA</text:p>
          </table:table-cell>
        </table:table-row>
        <table:table-row table:style-name="ro1">
          <table:table-cell office:value-type="float" office:value="11900531" calcext:value-type="float">
            <text:p>11900531</text:p>
          </table:table-cell>
          <table:table-cell office:value-type="string" calcext:value-type="string">
            <text:p>CORONA PROVISIONA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SALINAS CERIZOLA, MIRIAM SOLEDAD</text:p>
          </table:table-cell>
        </table:table-row>
        <table:table-row table:style-name="ro1">
          <table:table-cell office:value-type="float" office:value="119000540" calcext:value-type="float">
            <text:p>119000540</text:p>
          </table:table-cell>
          <table:table-cell office:value-type="string" calcext:value-type="string">
            <text:p>ESTUDIO ATM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RODRIGUEZ CAMPOS, BELEN</text:p>
          </table:table-cell>
        </table:table-row>
        <table:table-row table:style-name="ro1">
          <table:table-cell office:value-type="float" office:value="119001469" calcext:value-type="float">
            <text:p>119001469</text:p>
          </table:table-cell>
          <table:table-cell office:value-type="string" calcext:value-type="string">
            <text:p>OCLUSION. CONTROL PLACA DESCARGA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RODRIGUEZ CAMPOS, BELEN</text:p>
          </table:table-cell>
        </table:table-row>
        <table:table-row table:style-name="ro1">
          <table:table-cell office:value-type="float" office:value="119001468" calcext:value-type="float">
            <text:p>119001468</text:p>
          </table:table-cell>
          <table:table-cell office:value-type="string" calcext:value-type="string">
            <text:p>OCLUSION PLACA DE DESCARGA</text:p>
          </table:table-cell>
          <table:table-cell table:number-columns-repeated="2" office:value-type="float" office:value="171.89" calcext:value-type="float">
            <text:p>171,89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ROJAS GUZMAN, SANDRA</text:p>
          </table:table-cell>
        </table:table-row>
        <table:table-row table:style-name="ro1">
          <table:table-cell office:value-type="float" office:value="119001468" calcext:value-type="float">
            <text:p>119001468</text:p>
          </table:table-cell>
          <table:table-cell office:value-type="string" calcext:value-type="string">
            <text:p>OCLUSION PLACA DE DESCARGA</text:p>
          </table:table-cell>
          <table:table-cell table:number-columns-repeated="2" office:value-type="float" office:value="161.89" calcext:value-type="float">
            <text:p>161,89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ARANDA ROMERO, MIGUEL</text:p>
          </table:table-cell>
        </table:table-row>
        <table:table-row table:style-name="ro1">
          <table:table-cell office:value-type="float" office:value="119001469" calcext:value-type="float">
            <text:p>119001469</text:p>
          </table:table-cell>
          <table:table-cell office:value-type="string" calcext:value-type="string">
            <text:p>OCLUSION. CONTROL PLACA DESCARG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RIOS CORPAS, AMELIA DE LOS</text:p>
          </table:table-cell>
        </table:table-row>
        <table:table-row table:style-name="ro1">
          <table:table-cell office:value-type="float" office:value="11200930" calcext:value-type="float">
            <text:p>11200930</text:p>
          </table:table-cell>
          <table:table-cell office:value-type="string" calcext:value-type="string">
            <text:p>IMPLANTOLOGIA. CORONA METAL PORCELANA</text:p>
          </table:table-cell>
          <table:table-cell table:number-columns-repeated="2" office:value-type="float" office:value="147.29" calcext:value-type="float">
            <text:p>147,29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VILLALTA CAMACHO, CARMEN</text:p>
          </table:table-cell>
        </table:table-row>
        <table:table-row table:style-name="ro1">
          <table:table-cell office:value-type="float" office:value="11200930" calcext:value-type="float">
            <text:p>11200930</text:p>
          </table:table-cell>
          <table:table-cell office:value-type="string" calcext:value-type="string">
            <text:p>IMPLANTOLOGIA. CORONA METAL PORCELANA</text:p>
          </table:table-cell>
          <table:table-cell table:number-columns-repeated="2" office:value-type="float" office:value="147.26" calcext:value-type="float">
            <text:p>147,26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VILLALTA CAMACHO, CARMEN</text:p>
          </table:table-cell>
        </table:table-row>
        <table:table-row table:style-name="ro1">
          <table:table-cell office:value-type="float" office:value="119001469" calcext:value-type="float">
            <text:p>119001469</text:p>
          </table:table-cell>
          <table:table-cell office:value-type="string" calcext:value-type="string">
            <text:p>OCLUSION. CONTROL PLACA DESCARG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VEGA RAMOS, ANTONIO</text:p>
          </table:table-cell>
        </table:table-row>
        <table:table-row table:style-name="ro1">
          <table:table-cell office:value-type="float" office:value="119001461" calcext:value-type="float">
            <text:p>119001461</text:p>
          </table:table-cell>
          <table:table-cell office:value-type="string" calcext:value-type="string">
            <text:p>PERIODONCIA : RASPADO Y CURETAJE (POR CUADRANTE)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VALLEJO GUERRERO, MANUELA</text:p>
          </table:table-cell>
        </table:table-row>
        <table:table-row table:style-name="ro1">
          <table:table-cell office:value-type="float" office:value="119000540" calcext:value-type="float">
            <text:p>119000540</text:p>
          </table:table-cell>
          <table:table-cell office:value-type="string" calcext:value-type="string">
            <text:p>ESTUDIO ATM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BLANCO HERRERA, ALEJANDRO</text:p>
          </table:table-cell>
        </table:table-row>
        <table:table-row table:style-name="ro1">
          <table:table-cell office:value-type="float" office:value="119001468" calcext:value-type="float">
            <text:p>119001468</text:p>
          </table:table-cell>
          <table:table-cell office:value-type="string" calcext:value-type="string">
            <text:p>OCLUSION PLACA DE DESCARGA</text:p>
          </table:table-cell>
          <table:table-cell table:number-columns-repeated="2" office:value-type="float" office:value="161.89" calcext:value-type="float">
            <text:p>161,89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CALDERON LLORET, MARINA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MARTINEZ GUTIERREZ, MIGUEL ANGEL</text:p>
          </table:table-cell>
        </table:table-row>
        <table:table-row table:style-name="ro1">
          <table:table-cell office:value-type="float" office:value="11900471" calcext:value-type="float">
            <text:p>11900471</text:p>
          </table:table-cell>
          <table:table-cell office:value-type="string" calcext:value-type="string">
            <text:p>CONSERVADORA. OBTURACION COMPLEJA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MARTINEZ GUTIERREZ, MIGUEL ANGEL</text:p>
          </table:table-cell>
        </table:table-row>
        <table:table-row table:style-name="ro1">
          <table:table-cell office:value-type="float" office:value="11900499" calcext:value-type="float">
            <text:p>11900499</text:p>
          </table:table-cell>
          <table:table-cell office:value-type="string" calcext:value-type="string">
            <text:p>PROTESIS FIJA. CORONA DE RESIN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MARTINEZ GUTIERREZ, MIGUEL ANGEL</text:p>
          </table:table-cell>
        </table:table-row>
        <table:table-row table:style-name="ro1">
          <table:table-cell office:value-type="float" office:value="119001470" calcext:value-type="float">
            <text:p>119001470</text:p>
          </table:table-cell>
          <table:table-cell office:value-type="string" calcext:value-type="string">
            <text:p>CONSERVADORA. OBTURACION SIMPL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QUEVEDO ROMERO, RAFAEL</text:p>
          </table:table-cell>
        </table:table-row>
        <table:table-row table:style-name="ro1">
          <table:table-cell office:value-type="float" office:value="11900526" calcext:value-type="float">
            <text:p>11900526</text:p>
          </table:table-cell>
          <table:table-cell office:value-type="string" calcext:value-type="string">
            <text:p>BLANQUEAMIENTO INTERNO POR DIENT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SANCHEZ VILLALTA, MARTA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PORRAS FERNANDEZ, JUAN ANTONIO</text:p>
          </table:table-cell>
        </table:table-row>
        <table:table-row table:style-name="ro1">
          <table:table-cell office:value-type="float" office:value="119001468" calcext:value-type="float">
            <text:p>119001468</text:p>
          </table:table-cell>
          <table:table-cell office:value-type="string" calcext:value-type="string">
            <text:p>OCLUSION PLACA DE DESCARGA</text:p>
          </table:table-cell>
          <table:table-cell table:number-columns-repeated="2" office:value-type="float" office:value="196.89" calcext:value-type="float">
            <text:p>196,89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MARTIN GAITAN, ANTONIO JESUS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12.02" calcext:value-type="float">
            <text:p>12,02</text:p>
          </table:table-cell>
          <table:table-cell office:value-type="string" calcext:value-type="string">
            <text:p>MEDIFIATC AMBUL</text:p>
          </table:table-cell>
          <table:table-cell office:value-type="string" calcext:value-type="string">
            <text:p>FIATC - MUTUA DE SEGUROS GENERALES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471" calcext:value-type="float">
            <text:p>11900471</text:p>
          </table:table-cell>
          <table:table-cell office:value-type="string" calcext:value-type="string">
            <text:p>CONSERVADORA. OBTURACION COMPLEJA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AVILAN VILLATORO, ANTONIO</text:p>
          </table:table-cell>
        </table:table-row>
        <table:table-row table:style-name="ro1">
          <table:table-cell office:value-type="float" office:value="119000525" calcext:value-type="float">
            <text:p>119000525</text:p>
          </table:table-cell>
          <table:table-cell office:value-type="string" calcext:value-type="string">
            <text:p>IMPLANTOLOGIA.CORONA SOBRE IMPLANTE (SECTOR ANTERI</text:p>
          </table:table-cell>
          <table:table-cell table:number-columns-repeated="2" office:value-type="float" office:value="354.869" calcext:value-type="float">
            <text:p>354,869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RUIZ SUAREZ, ISIDRO</text:p>
          </table:table-cell>
        </table:table-row>
        <table:table-row table:style-name="ro1">
          <table:table-cell office:value-type="float" office:value="11900930" calcext:value-type="float">
            <text:p>11900930</text:p>
          </table:table-cell>
          <table:table-cell office:value-type="string" calcext:value-type="string">
            <text:p>IMPLANTOLOGIA.CORONA METAL PORCELANA</text:p>
          </table:table-cell>
          <table:table-cell office:value-type="float" office:value="354.869" calcext:value-type="float">
            <text:p>354,869</text:p>
          </table:table-cell>
          <table:table-cell office:value-type="float" office:value="709.74" calcext:value-type="float">
            <text:p>709,74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RUIZ SUAREZ, ISIDRO</text:p>
          </table:table-cell>
        </table:table-row>
        <table:table-row table:style-name="ro1">
          <table:table-cell office:value-type="float" office:value="119001461" calcext:value-type="float">
            <text:p>119001461</text:p>
          </table:table-cell>
          <table:table-cell office:value-type="string" calcext:value-type="string">
            <text:p>PERIODONCIA : RASPADO Y CURETAJE (POR CUADRANTE)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DIEZ MENENDEZ, MARIA ROCIO</text:p>
          </table:table-cell>
        </table:table-row>
        <table:table-row table:style-name="ro1">
          <table:table-cell office:value-type="float" office:value="11200918" calcext:value-type="float">
            <text:p>11200918</text:p>
          </table:table-cell>
          <table:table-cell office:value-type="string" calcext:value-type="string">
            <text:p>EXODONCIA SIMPL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CUESTA JIMENEZ, FRANCISCO JOSE</text:p>
          </table:table-cell>
        </table:table-row>
        <table:table-row table:style-name="ro1">
          <table:table-cell office:value-type="float" office:value="11900527" calcext:value-type="float">
            <text:p>11900527</text:p>
          </table:table-cell>
          <table:table-cell office:value-type="string" calcext:value-type="string">
            <text:p>RECEMENTADO DE CORONAS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MALDONADO RUIZ, EVA MARIA</text:p>
          </table:table-cell>
        </table:table-row>
        <table:table-row table:style-name="ro1">
          <table:table-cell office:value-type="float" office:value="11900493" calcext:value-type="float">
            <text:p>11900493</text:p>
          </table:table-cell>
          <table:table-cell office:value-type="string" calcext:value-type="string">
            <text:p>PROTESIS REMOVIBLE. COMPOSTURA ACRILICO</text:p>
          </table:table-cell>
          <table:table-cell table:number-columns-repeated="2" office:value-type="float" office:value="29.11" calcext:value-type="float">
            <text:p>29,11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LOPEZ GARCIA, SILVIA MARIA</text:p>
          </table:table-cell>
        </table:table-row>
        <table:table-row table:style-name="ro1">
          <table:table-cell office:value-type="float" office:value="11900471" calcext:value-type="float">
            <text:p>11900471</text:p>
          </table:table-cell>
          <table:table-cell office:value-type="string" calcext:value-type="string">
            <text:p>CONSERVADORA. OBTURACION COMPLEJ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MARCOS RUIZ, DAVID</text:p>
          </table:table-cell>
        </table:table-row>
        <table:table-row table:style-name="ro1">
          <table:table-cell office:value-type="float" office:value="11900471" calcext:value-type="float">
            <text:p>11900471</text:p>
          </table:table-cell>
          <table:table-cell office:value-type="string" calcext:value-type="string">
            <text:p>CONSERVADORA. OBTURACION COMPLEJA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AVILAN VILLATORO, ANTONIO</text:p>
          </table:table-cell>
        </table:table-row>
        <table:table-row table:style-name="ro1">
          <table:table-cell office:value-type="float" office:value="119001470" calcext:value-type="float">
            <text:p>119001470</text:p>
          </table:table-cell>
          <table:table-cell office:value-type="string" calcext:value-type="string">
            <text:p>CONSERVADORA. OBTURACION SIMPL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ZAFRA DEL PINO, RAFAEL</text:p>
          </table:table-cell>
        </table:table-row>
        <table:table-row table:style-name="ro1">
          <table:table-cell office:value-type="float" office:value="11900500" calcext:value-type="float">
            <text:p>11900500</text:p>
          </table:table-cell>
          <table:table-cell office:value-type="string" calcext:value-type="string">
            <text:p>PROTESIS FIJA. CORONA METAL PORCELANA</text:p>
          </table:table-cell>
          <table:table-cell table:number-columns-repeated="2" office:value-type="float" office:value="156.07" calcext:value-type="float">
            <text:p>156,07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NAZZETTA , ELIZABETH DEL VALLE</text:p>
          </table:table-cell>
        </table:table-row>
        <table:table-row table:style-name="ro1">
          <table:table-cell office:value-type="float" office:value="11200930" calcext:value-type="float">
            <text:p>11200930</text:p>
          </table:table-cell>
          <table:table-cell office:value-type="string" calcext:value-type="string">
            <text:p>IMPLANTOLOGIA. CORONA METAL PORCELANA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NAZZETTA , ELIZABETH DEL VALLE</text:p>
          </table:table-cell>
        </table:table-row>
        <table:table-row table:style-name="ro1">
          <table:table-cell office:value-type="float" office:value="11900491" calcext:value-type="float">
            <text:p>11900491</text:p>
          </table:table-cell>
          <table:table-cell office:value-type="string" calcext:value-type="string">
            <text:p>PROTESIS REMOVIBLE. COMPLETA SUP O INFERIOR</text:p>
          </table:table-cell>
          <table:table-cell table:number-columns-repeated="2" office:value-type="float" office:value="333.41" calcext:value-type="float">
            <text:p>333,41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CARRION VIRUEL, ANTONIA</text:p>
          </table:table-cell>
        </table:table-row>
        <table:table-row table:style-name="ro1">
          <table:table-cell office:value-type="float" office:value="119001461" calcext:value-type="float">
            <text:p>119001461</text:p>
          </table:table-cell>
          <table:table-cell office:value-type="string" calcext:value-type="string">
            <text:p>PERIODONCIA : RASPADO Y CURETAJE (POR CUADRANTE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ROMERO LOBATO, ANTONIA</text:p>
          </table:table-cell>
        </table:table-row>
        <table:table-row table:style-name="ro1">
          <table:table-cell office:value-type="float" office:value="11900930" calcext:value-type="float">
            <text:p>11900930</text:p>
          </table:table-cell>
          <table:table-cell office:value-type="string" calcext:value-type="string">
            <text:p>IMPLANTOLOGIA.CORONA METAL PORCELANA</text:p>
          </table:table-cell>
          <table:table-cell table:number-columns-repeated="2" office:value-type="float" office:value="370.89" calcext:value-type="float">
            <text:p>370,89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ROJAS GARCIA, JOSE MANUEL</text:p>
          </table:table-cell>
        </table:table-row>
        <table:table-row table:style-name="ro1">
          <table:table-cell office:value-type="float" office:value="119000525" calcext:value-type="float">
            <text:p>119000525</text:p>
          </table:table-cell>
          <table:table-cell office:value-type="string" calcext:value-type="string">
            <text:p>IMPLANTOLOGIA.CORONA SOBRE IMPLANTE (SECTOR ANTERI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ROJAS GARCIA, JOSE MANUEL</text:p>
          </table:table-cell>
        </table:table-row>
        <table:table-row table:style-name="ro1">
          <table:table-cell office:value-type="float" office:value="11200919" calcext:value-type="float">
            <text:p>11200919</text:p>
          </table:table-cell>
          <table:table-cell office:value-type="string" calcext:value-type="string">
            <text:p>EXODONCIA RESTO RADICULAR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VIVAR CARRASCO, FRANCISCO</text:p>
          </table:table-cell>
        </table:table-row>
        <table:table-row table:style-name="ro1">
          <table:table-cell office:value-type="float" office:value="11900471" calcext:value-type="float">
            <text:p>11900471</text:p>
          </table:table-cell>
          <table:table-cell office:value-type="string" calcext:value-type="string">
            <text:p>CONSERVADORA. OBTURACION COMPLEJA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AVILAN VILLATORO, ANTONIO</text:p>
          </table:table-cell>
        </table:table-row>
        <table:table-row table:style-name="ro1">
          <table:table-cell office:value-type="float" office:value="11900933" calcext:value-type="float">
            <text:p>11900933</text:p>
          </table:table-cell>
          <table:table-cell office:value-type="string" calcext:value-type="string">
            <text:p>IMPLANTOLOGIA. PROTESIS FIJA HIBRIDA</text:p>
          </table:table-cell>
          <table:table-cell table:number-columns-repeated="2" office:value-type="float" office:value="2270.13" calcext:value-type="float">
            <text:p>2270,13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VERA OLIVAN, ISABEL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TOBARRA AVILES, FRANCISCO JAVIER</text:p>
          </table:table-cell>
        </table:table-row>
        <table:table-row table:style-name="ro1">
          <table:table-cell office:value-type="float" office:value="11900507" calcext:value-type="float">
            <text:p>11900507</text:p>
          </table:table-cell>
          <table:table-cell office:value-type="string" calcext:value-type="string">
            <text:p>PROTESIS FIJA. CARILLAS DE COMPOSIT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LOPEZ ALES, RAFAEL</text:p>
          </table:table-cell>
        </table:table-row>
        <table:table-row table:style-name="ro1">
          <table:table-cell office:value-type="float" office:value="11900472" calcext:value-type="float">
            <text:p>11900472</text:p>
          </table:table-cell>
          <table:table-cell office:value-type="string" calcext:value-type="string">
            <text:p>CONSERVADORA. RECONSTRUCCION TOTAL (TORNILLO INCL)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GARCIA CERVERA, MARIA YOLANDA</text:p>
          </table:table-cell>
        </table:table-row>
        <table:table-row table:style-name="ro1">
          <table:table-cell office:value-type="float" office:value="119001470" calcext:value-type="float">
            <text:p>119001470</text:p>
          </table:table-cell>
          <table:table-cell office:value-type="string" calcext:value-type="string">
            <text:p>CONSERVADORA. OBTURACION SIMPL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CASTAÑO GUTIERREZ, MANUEL</text:p>
          </table:table-cell>
        </table:table-row>
        <table:table-row table:style-name="ro1">
          <table:table-cell office:value-type="float" office:value="11900471" calcext:value-type="float">
            <text:p>11900471</text:p>
          </table:table-cell>
          <table:table-cell office:value-type="string" calcext:value-type="string">
            <text:p>CONSERVADORA. OBTURACION COMPLEJA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CASTILLA ROBLES, YOLANDA</text:p>
          </table:table-cell>
        </table:table-row>
        <table:table-row table:style-name="ro1">
          <table:table-cell office:value-type="float" office:value="11900471" calcext:value-type="float">
            <text:p>11900471</text:p>
          </table:table-cell>
          <table:table-cell office:value-type="string" calcext:value-type="string">
            <text:p>CONSERVADORA. OBTURACION COMPLEJA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AVILAN VILLATORO, ANTONIO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HEQUEO INTEGRA</text:p>
          </table:table-cell>
          <table:table-cell office:value-type="string" calcext:value-type="string">
            <text:p>BLANCO GOMEZ, FRANCISCO JAVIER</text:p>
          </table:table-cell>
        </table:table-row>
        <table:table-row table:style-name="ro1">
          <table:table-cell office:value-type="float" office:value="119001461" calcext:value-type="float">
            <text:p>119001461</text:p>
          </table:table-cell>
          <table:table-cell office:value-type="string" calcext:value-type="string">
            <text:p>PERIODONCIA : RASPADO Y CURETAJE (POR CUADRANTE)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DIEZ MENENDEZ, MARIA ROCIO</text:p>
          </table:table-cell>
        </table:table-row>
        <table:table-row table:style-name="ro1">
          <table:table-cell office:value-type="float" office:value="119001461" calcext:value-type="float">
            <text:p>119001461</text:p>
          </table:table-cell>
          <table:table-cell office:value-type="string" calcext:value-type="string">
            <text:p>PERIODONCIA : RASPADO Y CURETAJE (POR CUADRANTE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PFRE DENTAL</text:p>
          </table:table-cell>
          <table:table-cell office:value-type="string" calcext:value-type="string">
            <text:p>ROMERO LOBATO, ANTONIA</text:p>
          </table:table-cell>
        </table:table-row>
        <table:table-row table:style-name="ro1">
          <table:table-cell office:value-type="float" office:value="11900471" calcext:value-type="float">
            <text:p>11900471</text:p>
          </table:table-cell>
          <table:table-cell office:value-type="string" calcext:value-type="string">
            <text:p>CONSERVADORA. OBTURACION COMPLEJA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MANCHON SANCHEZ, ERNESTO</text:p>
          </table:table-cell>
        </table:table-row>
        <table:table-row table:style-name="ro1">
          <table:table-cell office:value-type="float" office:value="11900471" calcext:value-type="float">
            <text:p>11900471</text:p>
          </table:table-cell>
          <table:table-cell office:value-type="string" calcext:value-type="string">
            <text:p>CONSERVADORA. OBTURACION COMPLEJA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SERRANO JAIME, JUAN ANTONIO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NTARES AMBULAN</text:p>
          </table:table-cell>
          <table:table-cell office:value-type="string" calcext:value-type="string">
            <text:p>SEGUROS DE VIDA Y PENSIONES ANTARES S.A.</text:p>
          </table:table-cell>
        </table:table-row>
        <table:table-row table:style-name="ro1">
          <table:table-cell office:value-type="float" office:value="112000980" calcext:value-type="float">
            <text:p>112000980</text:p>
          </table:table-cell>
          <table:table-cell office:value-type="string" calcext:value-type="string">
            <text:p>TUMOR DE LABIO. EXTIRPACION Y PLAST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966" calcext:value-type="float">
            <text:p>112000966</text:p>
          </table:table-cell>
          <table:table-cell office:value-type="string" calcext:value-type="string">
            <text:p>OSTEOCONDROSIS. RESECCION OSE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966" calcext:value-type="float">
            <text:p>112000966</text:p>
          </table:table-cell>
          <table:table-cell office:value-type="string" calcext:value-type="string">
            <text:p>OSTEOCONDROSIS. RESECCION OSE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84.49" calcext:value-type="float">
            <text:p>84,4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13.84" calcext:value-type="float">
            <text:p>13,8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13.84" calcext:value-type="float">
            <text:p>13,8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46.35" calcext:value-type="float">
            <text:p>46,35</text:p>
          </table:table-cell>
          <table:table-cell office:value-type="string" calcext:value-type="string">
            <text:p>HNA SC INGRESAD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154.5" calcext:value-type="float">
            <text:p>154,5</text:p>
          </table:table-cell>
          <table:table-cell office:value-type="string" calcext:value-type="string">
            <text:p>HNA SC INGRESAD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office:value-type="float" office:value="7.15" calcext:value-type="float">
            <text:p>7,15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13.84" calcext:value-type="float">
            <text:p>13,8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SISA INGRESADO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SISA INGRESADO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82.43" calcext:value-type="float">
            <text:p>82,43</text:p>
          </table:table-cell>
          <table:table-cell office:value-type="string" calcext:value-type="string">
            <text:p>ASISA INGRESADO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129.6" calcext:value-type="float">
            <text:p>129,6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office:value-type="float" office:value="7.15" calcext:value-type="float">
            <text:p>7,15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4.15" calcext:value-type="float">
            <text:p>4,15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25.34" calcext:value-type="float">
            <text:p>25,3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office:value-type="float" office:value="7.15" calcext:value-type="float">
            <text:p>7,15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25.34" calcext:value-type="float">
            <text:p>25,3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office:value-type="float" office:value="45.51" calcext:value-type="float">
            <text:p>45,51</text:p>
          </table:table-cell>
          <table:table-cell office:value-type="float" office:value="91.02" calcext:value-type="float">
            <text:p>91,0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48.8" calcext:value-type="float">
            <text:p>48,8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office:value-type="float" office:value="80.6" calcext:value-type="float">
            <text:p>80,6</text:p>
          </table:table-cell>
          <table:table-cell office:value-type="float" office:value="-80.6" calcext:value-type="float">
            <text:p>-80,6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office:value-type="float" office:value="17" calcext:value-type="float">
            <text:p>17</text:p>
          </table:table-cell>
          <table:table-cell office:value-type="float" office:value="-6.5" calcext:value-type="float">
            <text:p>-6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AACHIR , YOUNE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string" calcext:value-type="string">
            <text:p>CARITAS TIPO B</text:p>
          </table:table-cell>
          <table:table-cell office:value-type="string" calcext:value-type="string">
            <text:p>REYES MATA, ANDRE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string" calcext:value-type="string">
            <text:p>CARITAS TIPO B</text:p>
          </table:table-cell>
          <table:table-cell office:value-type="string" calcext:value-type="string">
            <text:p>REYES MATA, ANDRE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string" calcext:value-type="string">
            <text:p>CARITAS TIPO B</text:p>
          </table:table-cell>
          <table:table-cell office:value-type="string" calcext:value-type="string">
            <text:p>REYES MATA, ANDRES</text:p>
          </table:table-cell>
        </table:table-row>
        <table:table-row table:style-name="ro1">
          <table:table-cell office:value-type="float" office:value="11200918" calcext:value-type="float">
            <text:p>11200918</text:p>
          </table:table-cell>
          <table:table-cell office:value-type="string" calcext:value-type="string">
            <text:p>EXODONCIA SIMPLE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string" calcext:value-type="string">
            <text:p>CARITAS TIPO B</text:p>
          </table:table-cell>
          <table:table-cell office:value-type="string" calcext:value-type="string">
            <text:p>REYES MATA, ANDRES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7.57" calcext:value-type="float">
            <text:p>7,5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TRAFICOS</text:p>
          </table:table-cell>
          <table:table-cell office:value-type="string" calcext:value-type="string">
            <text:p>MAPFRE FAMILIAR (TRAFICO)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1464" calcext:value-type="float">
            <text:p>119001464</text:p>
          </table:table-cell>
          <table:table-cell office:value-type="string" calcext:value-type="string">
            <text:p>PREVENTIVA. FLUORACION (SESION)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LOBAL CARD AEG</text:p>
          </table:table-cell>
          <table:table-cell office:value-type="string" calcext:value-type="string">
            <text:p>GLOBAL CARD SERVICIOS SANITARIOS S.L.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2" calcext:value-type="float">
            <text:p>119000002</text:p>
          </table:table-cell>
          <table:table-cell office:value-type="string" calcext:value-type="string">
            <text:p>REVISION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0001" calcext:value-type="float">
            <text:p>119000001</text:p>
          </table:table-cell>
          <table:table-cell office:value-type="string" calcext:value-type="string">
            <text:p>CONSULTA ESTOMATOLOGÍ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1470" calcext:value-type="float">
            <text:p>119001470</text:p>
          </table:table-cell>
          <table:table-cell office:value-type="string" calcext:value-type="string">
            <text:p>CONSERVADORA. OBTURACION SIMPLE</text:p>
          </table:table-cell>
          <table:table-cell table:number-columns-repeated="2" office:value-type="float" office:value="38.5" calcext:value-type="float">
            <text:p>38,5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REIGAL CORBALAN, MARINA</text:p>
          </table:table-cell>
        </table:table-row>
        <table:table-row table:style-name="ro1">
          <table:table-cell office:value-type="float" office:value="11900471" calcext:value-type="float">
            <text:p>11900471</text:p>
          </table:table-cell>
          <table:table-cell office:value-type="string" calcext:value-type="string">
            <text:p>CONSERVADORA. OBTURACION COMPLEJA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REIGAL CORBALAN, MARINA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LOBAL CARD SERVICIOS SANITARIOS S.L.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18.6" calcext:value-type="float">
            <text:p>18,6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LOBAL CARD SERVICIOS SANITARIOS S.L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LOBAL CARD SERVICIOS SANITARIOS S.L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LOBAL CARD SERVICIOS SANITARIOS S.L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2000980" calcext:value-type="float">
            <text:p>112000980</text:p>
          </table:table-cell>
          <table:table-cell office:value-type="string" calcext:value-type="string">
            <text:p>TUMOR DE LABIO. EXTIRPACION Y PLASTIA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2.8" calcext:value-type="float">
            <text:p>12,8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2.8" calcext:value-type="float">
            <text:p>12,8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2.8" calcext:value-type="float">
            <text:p>12,8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9.3" calcext:value-type="float">
            <text:p>9,3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1004" calcext:value-type="float">
            <text:p>112001004</text:p>
          </table:table-cell>
          <table:table-cell office:value-type="string" calcext:value-type="string">
            <text:p>QUISTE MAXILAR AFECT. SENO-OTRAS ESTRUCTURAS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59.99" calcext:value-type="float">
            <text:p>59,9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59.99" calcext:value-type="float">
            <text:p>59,9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109.83" calcext:value-type="float">
            <text:p>109,8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office:value-type="float" office:value="59.99" calcext:value-type="float">
            <text:p>59,99</text:p>
          </table:table-cell>
          <table:table-cell office:value-type="float" office:value="119.98" calcext:value-type="float">
            <text:p>119,98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66" calcext:value-type="float">
            <text:p>112000966</text:p>
          </table:table-cell>
          <table:table-cell office:value-type="string" calcext:value-type="string">
            <text:p>OSTEOCONDROSIS. RESECCION OSE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LOBAL CARD SERVICIOS SANITARIOS S.L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979" calcext:value-type="float">
            <text:p>112000979</text:p>
          </table:table-cell>
          <table:table-cell office:value-type="string" calcext:value-type="string">
            <text:p>TUMORES BENIGNOS DE MAXILARES. EXTIRPACIO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9.3" calcext:value-type="float">
            <text:p>9,3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6" calcext:value-type="float">
            <text:p>112000006</text:p>
          </table:table-cell>
          <table:table-cell office:value-type="string" calcext:value-type="string">
            <text:p>VISITA A HOSPITAL <text:s/>CIRUGÍA MAXILOFA(INTERCONSULTA)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ANITAS INGRESO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NETSERVICES TRA</text:p>
          </table:table-cell>
          <table:table-cell office:value-type="string" calcext:value-type="string">
            <text:p>NETSERVICES TRAVEL ASSISTANCE S.L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979" calcext:value-type="float">
            <text:p>112000979</text:p>
          </table:table-cell>
          <table:table-cell office:value-type="string" calcext:value-type="string">
            <text:p>TUMORES BENIGNOS DE MAXILARES. EXTIRPACION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13.84" calcext:value-type="float">
            <text:p>13,8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23.07" calcext:value-type="float">
            <text:p>23,0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4.15" calcext:value-type="float">
            <text:p>4,15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4.15" calcext:value-type="float">
            <text:p>4,15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6.92" calcext:value-type="float">
            <text:p>6,9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25.34" calcext:value-type="float">
            <text:p>25,3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LOBAL CARD SERVICIOS SANITARIOS S.L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23.07" calcext:value-type="float">
            <text:p>23,0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46.15" calcext:value-type="float">
            <text:p>46,15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6.9" calcext:value-type="float">
            <text:p>6,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13.84" calcext:value-type="float">
            <text:p>13,8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13.84" calcext:value-type="float">
            <text:p>13,8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office:value-type="float" office:value="4.15" calcext:value-type="float">
            <text:p>4,15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STA CROCIERE</text:p>
          </table:table-cell>
          <table:table-cell office:value-type="string" calcext:value-type="string">
            <text:p>COSTA CROCIERE SP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STA CROCIERE</text:p>
          </table:table-cell>
          <table:table-cell office:value-type="string" calcext:value-type="string">
            <text:p>COSTA CROCIERE SP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STA CROCIERE</text:p>
          </table:table-cell>
          <table:table-cell office:value-type="string" calcext:value-type="string">
            <text:p>COSTA CROCIERE SPA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92.7" calcext:value-type="float">
            <text:p>92,7</text:p>
          </table:table-cell>
          <table:table-cell office:value-type="string" calcext:value-type="string">
            <text:p>HNA SC INGRESAD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46.35" calcext:value-type="float">
            <text:p>46,35</text:p>
          </table:table-cell>
          <table:table-cell office:value-type="string" calcext:value-type="string">
            <text:p>HNA SC INGRESAD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46.35" calcext:value-type="float">
            <text:p>46,35</text:p>
          </table:table-cell>
          <table:table-cell office:value-type="string" calcext:value-type="string">
            <text:p>HNA SC INGRESAD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office:value-type="float" office:value="23.84" calcext:value-type="float">
            <text:p>23,84</text:p>
          </table:table-cell>
          <table:table-cell office:value-type="float" office:value="47.68" calcext:value-type="float">
            <text:p>47,68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46.15" calcext:value-type="float">
            <text:p>46,15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24.72" calcext:value-type="float">
            <text:p>24,72</text:p>
          </table:table-cell>
          <table:table-cell office:value-type="string" calcext:value-type="string">
            <text:p>ASISA INGRESADO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LOBAL CARD SERVICIOS SANITARIOS S.L.</text:p>
          </table:table-cell>
        </table:table-row>
        <table:table-row table:style-name="ro1">
          <table:table-cell office:value-type="float" office:value="112001054" calcext:value-type="float">
            <text:p>112001054</text:p>
          </table:table-cell>
          <table:table-cell office:value-type="string" calcext:value-type="string">
            <text:p>TUM. MEDIANOS CARA-CUELLO.EXTIRP+INJERTO COMPL.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LOBAL CARD SERVICIOS SANITARIOS S.L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LOBAL CARD SERVICIOS SANITARIOS S.L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LOBAL CARD SERVICIOS SANITARIOS S.L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office:value-type="float" office:value="23.84" calcext:value-type="float">
            <text:p>23,84</text:p>
          </table:table-cell>
          <table:table-cell office:value-type="float" office:value="47.68" calcext:value-type="float">
            <text:p>47,68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13.84" calcext:value-type="float">
            <text:p>13,8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84.49" calcext:value-type="float">
            <text:p>84,4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office:value-type="float" office:value="23.84" calcext:value-type="float">
            <text:p>23,84</text:p>
          </table:table-cell>
          <table:table-cell office:value-type="float" office:value="47.68" calcext:value-type="float">
            <text:p>47,68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84.49" calcext:value-type="float">
            <text:p>84,4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21.5" calcext:value-type="float">
            <text:p>21,5</text:p>
          </table:table-cell>
          <table:table-cell office:value-type="string" calcext:value-type="string">
            <text:p>ASEFA SEGUROS A</text:p>
          </table:table-cell>
          <table:table-cell office:value-type="string" calcext:value-type="string">
            <text:p>ASEFA S.A. SEGUROS Y REASEGURADO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DKV AMBULANTES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DKV AMBULANTES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DKV AMBULANTES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2.8" calcext:value-type="float">
            <text:p>12,8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DKV AMBULANTES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03" calcext:value-type="float">
            <text:p>7,03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45.51" calcext:value-type="float">
            <text:p>45,51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82.43" calcext:value-type="float">
            <text:p>82,43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03" calcext:value-type="float">
            <text:p>7,03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03" calcext:value-type="float">
            <text:p>7,03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03" calcext:value-type="float">
            <text:p>7,03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03" calcext:value-type="float">
            <text:p>7,03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NA AMBULANTE</text:p>
          </table:table-cell>
          <table:table-cell office:value-type="string" calcext:value-type="string">
            <text:p>HERMANDAD NACIONAL DE ARQUITECTOS</text:p>
          </table:table-cell>
        </table:table-row>
        <table:table-row table:style-name="ro1">
          <table:table-cell office:value-type="float" office:value="11906988" calcext:value-type="float">
            <text:p>11906988</text:p>
          </table:table-cell>
          <table:table-cell office:value-type="string" calcext:value-type="string">
            <text:p>RECONSTRUCCION DIENTE TEMPORAL</text:p>
          </table:table-cell>
          <table:table-cell office:value-type="float" office:value="41.02" calcext:value-type="float">
            <text:p>41,02</text:p>
          </table:table-cell>
          <table:table-cell office:value-type="float" office:value="164.08" calcext:value-type="float">
            <text:p>164,08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478" calcext:value-type="float">
            <text:p>11900478</text:p>
          </table:table-cell>
          <table:table-cell office:value-type="string" calcext:value-type="string">
            <text:p>ODONTOPEDIATRIA. PULPOTOMIA</text:p>
          </table:table-cell>
          <table:table-cell office:value-type="float" office:value="43.54" calcext:value-type="float">
            <text:p>43,54</text:p>
          </table:table-cell>
          <table:table-cell office:value-type="float" office:value="87.08" calcext:value-type="float">
            <text:p>87,08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84.49" calcext:value-type="float">
            <text:p>84,4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25.34" calcext:value-type="float">
            <text:p>25,3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2.62" calcext:value-type="float">
            <text:p>12,6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5.58" calcext:value-type="float">
            <text:p>15,58</text:p>
          </table:table-cell>
          <table:table-cell office:value-type="string" calcext:value-type="string">
            <text:p>MEDIFIATC AMBUL</text:p>
          </table:table-cell>
          <table:table-cell office:value-type="string" calcext:value-type="string">
            <text:p>FIATC - MUTUA DE SEGUROS GENERALES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5.58" calcext:value-type="float">
            <text:p>15,58</text:p>
          </table:table-cell>
          <table:table-cell office:value-type="string" calcext:value-type="string">
            <text:p>MEDIFIATC AMBUL</text:p>
          </table:table-cell>
          <table:table-cell office:value-type="string" calcext:value-type="string">
            <text:p>FIATC - MUTUA DE SEGUROS GENERALES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5.58" calcext:value-type="float">
            <text:p>15,58</text:p>
          </table:table-cell>
          <table:table-cell office:value-type="string" calcext:value-type="string">
            <text:p>MEDIFIATC AMBUL</text:p>
          </table:table-cell>
          <table:table-cell office:value-type="string" calcext:value-type="string">
            <text:p>FIATC - MUTUA DE SEGUROS GENERALE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BERTURA DISPE</text:p>
          </table:table-cell>
          <table:table-cell office:value-type="string" calcext:value-type="string">
            <text:p>DISPENSADOS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BERTURA DISPE</text:p>
          </table:table-cell>
          <table:table-cell office:value-type="string" calcext:value-type="string">
            <text:p>DISPENSADOS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BERTURA DISPE</text:p>
          </table:table-cell>
          <table:table-cell office:value-type="string" calcext:value-type="string">
            <text:p>DISPENSADOS A PRECIO 0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13.84" calcext:value-type="float">
            <text:p>13,8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13.84" calcext:value-type="float">
            <text:p>13,8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23.07" calcext:value-type="float">
            <text:p>23,07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46.15" calcext:value-type="float">
            <text:p>46,15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4.15" calcext:value-type="float">
            <text:p>4,15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4.15" calcext:value-type="float">
            <text:p>4,15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4.15" calcext:value-type="float">
            <text:p>4,15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13.84" calcext:value-type="float">
            <text:p>13,8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6.92" calcext:value-type="float">
            <text:p>6,92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13.84" calcext:value-type="float">
            <text:p>13,8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IGNA INGRESADO</text:p>
          </table:table-cell>
          <table:table-cell office:value-type="string" calcext:value-type="string">
            <text:p>CIGNA INSURANCE COMPANY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SER INGRESADO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21.67" calcext:value-type="float">
            <text:p>21,67</text:p>
          </table:table-cell>
          <table:table-cell office:value-type="string" calcext:value-type="string">
            <text:p>SEGUROS CATALAN</text:p>
          </table:table-cell>
          <table:table-cell office:value-type="string" calcext:value-type="string">
            <text:p>SEGUROS CATALANA OCCIDENTE S.A. DE SEGUROS Y REASEGURO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.03" calcext:value-type="float">
            <text:p>18,03</text:p>
          </table:table-cell>
          <table:table-cell office:value-type="string" calcext:value-type="string">
            <text:p>SEGUROS CATALAN</text:p>
          </table:table-cell>
          <table:table-cell office:value-type="string" calcext:value-type="string">
            <text:p>SEGUROS CATALANA OCCIDENTE S.A. DE SEGUROS Y REASEGURO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900973" calcext:value-type="float">
            <text:p>11900973</text:p>
          </table:table-cell>
          <table:table-cell office:value-type="string" calcext:value-type="string">
            <text:p>QUISTES DENT,PARADENT,FISURALES Y FOLICULA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9000932" calcext:value-type="float">
            <text:p>119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193.2" calcext:value-type="float">
            <text:p>193,2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.79" calcext:value-type="float">
            <text:p>18,79</text:p>
          </table:table-cell>
          <table:table-cell office:value-type="string" calcext:value-type="string">
            <text:p>CIGNA AMBULANTE</text:p>
          </table:table-cell>
          <table:table-cell office:value-type="string" calcext:value-type="string">
            <text:p>CIGNA INSURANCE COMPANY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.79" calcext:value-type="float">
            <text:p>18,79</text:p>
          </table:table-cell>
          <table:table-cell office:value-type="string" calcext:value-type="string">
            <text:p>CIGNA AMBULANTE</text:p>
          </table:table-cell>
          <table:table-cell office:value-type="string" calcext:value-type="string">
            <text:p>CIGNA INSURANCE COMPANY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CIGNA AMBULANTE</text:p>
          </table:table-cell>
          <table:table-cell office:value-type="string" calcext:value-type="string">
            <text:p>CIGNA INSURANCE COMPANY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string" calcext:value-type="string">
            <text:p>CIGNA AMBULANTE</text:p>
          </table:table-cell>
          <table:table-cell office:value-type="string" calcext:value-type="string">
            <text:p>CIGNA INSURANCE COMPANY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string" calcext:value-type="string">
            <text:p>CIGNA AMBULANTE</text:p>
          </table:table-cell>
          <table:table-cell office:value-type="string" calcext:value-type="string">
            <text:p>CIGNA INSURANCE COMPANY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.79" calcext:value-type="float">
            <text:p>18,79</text:p>
          </table:table-cell>
          <table:table-cell office:value-type="string" calcext:value-type="string">
            <text:p>CIGNA AMBULANTE</text:p>
          </table:table-cell>
          <table:table-cell office:value-type="string" calcext:value-type="string">
            <text:p>CIGNA INSURANCE COMPANY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44.2915" calcext:value-type="float">
            <text:p>44,2915</text:p>
          </table:table-cell>
          <table:table-cell office:value-type="string" calcext:value-type="string">
            <text:p>CISNE AMBULANTE</text:p>
          </table:table-cell>
          <table:table-cell office:value-type="string" calcext:value-type="string">
            <text:p>MUTUALIDAD GPH DIVINA PASTORA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GENERALI</text:p>
          </table:table-cell>
          <table:table-cell office:value-type="string" calcext:value-type="string">
            <text:p>GENERALI ESPAÑA, S.A. DE SEGUROS Y REASEGURO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GENERALI</text:p>
          </table:table-cell>
          <table:table-cell office:value-type="string" calcext:value-type="string">
            <text:p>GENERALI ESPAÑA, S.A. DE SEGUROS Y REASEGURO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GENERALI</text:p>
          </table:table-cell>
          <table:table-cell office:value-type="string" calcext:value-type="string">
            <text:p>GENERALI ESPAÑA, S.A. DE SEGUROS Y REASEGURO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29.95" calcext:value-type="float">
            <text:p>29,95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59.99" calcext:value-type="float">
            <text:p>59,9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59.99" calcext:value-type="float">
            <text:p>59,9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109.83" calcext:value-type="float">
            <text:p>109,8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29.95" calcext:value-type="float">
            <text:p>29,95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58.42" calcext:value-type="float">
            <text:p>58,42</text:p>
          </table:table-cell>
          <table:table-cell office:value-type="string" calcext:value-type="string">
            <text:p>MEDIFIATC AMBUL</text:p>
          </table:table-cell>
          <table:table-cell office:value-type="string" calcext:value-type="string">
            <text:p>FIATC - MUTUA DE SEGUROS GENERALES</text:p>
          </table:table-cell>
        </table:table-row>
        <table:table-row table:style-name="ro1">
          <table:table-cell office:value-type="float" office:value="112000980" calcext:value-type="float">
            <text:p>112000980</text:p>
          </table:table-cell>
          <table:table-cell office:value-type="string" calcext:value-type="string">
            <text:p>TUMOR DE LABIO. EXTIRPACION Y PLASTIA</text:p>
          </table:table-cell>
          <table:table-cell table:number-columns-repeated="2" office:value-type="float" office:value="29.21" calcext:value-type="float">
            <text:p>29,21</text:p>
          </table:table-cell>
          <table:table-cell office:value-type="string" calcext:value-type="string">
            <text:p>MEDIFIATC AMBUL</text:p>
          </table:table-cell>
          <table:table-cell office:value-type="string" calcext:value-type="string">
            <text:p>FIATC - MUTUA DE SEGUROS GENERALE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MEDIFIATC AMBUL</text:p>
          </table:table-cell>
          <table:table-cell office:value-type="string" calcext:value-type="string">
            <text:p>FIATC - MUTUA DE SEGUROS GENERALE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MEDIFIATC AMBUL</text:p>
          </table:table-cell>
          <table:table-cell office:value-type="string" calcext:value-type="string">
            <text:p>FIATC - MUTUA DE SEGUROS GENERALE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GES SEGUROS AMB</text:p>
          </table:table-cell>
          <table:table-cell office:value-type="string" calcext:value-type="string">
            <text:p>GES SEGUROS Y REASEGUROS, S.A. -CTS-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GES SEGUROS AMB</text:p>
          </table:table-cell>
          <table:table-cell office:value-type="string" calcext:value-type="string">
            <text:p>GES SEGUROS Y REASEGUROS, S.A. -CTS-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97.6" calcext:value-type="float">
            <text:p>97,6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68.24" calcext:value-type="float">
            <text:p>68,2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1042" calcext:value-type="float">
            <text:p>112001042</text:p>
          </table:table-cell>
          <table:table-cell office:value-type="string" calcext:value-type="string">
            <text:p>FRAC. MAXILAR LE FORT II O III. REDUC/FIJACION</text:p>
          </table:table-cell>
          <table:table-cell table:number-columns-repeated="2" office:value-type="float" office:value="227.49" calcext:value-type="float">
            <text:p>227,4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97.6" calcext:value-type="float">
            <text:p>97,6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48.8" calcext:value-type="float">
            <text:p>48,8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163.99" calcext:value-type="float">
            <text:p>163,9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1053" calcext:value-type="float">
            <text:p>112001053</text:p>
          </table:table-cell>
          <table:table-cell office:value-type="string" calcext:value-type="string">
            <text:p>TUM. CUTANEO MALIGNO CARA. GRAN COLGAJO FACIAL</text:p>
          </table:table-cell>
          <table:table-cell table:number-columns-repeated="2" office:value-type="float" office:value="172.94" calcext:value-type="float">
            <text:p>172,94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1059" calcext:value-type="float">
            <text:p>112001059</text:p>
          </table:table-cell>
          <table:table-cell office:value-type="string" calcext:value-type="string">
            <text:p>MAXILECTOMIA RADICAL EX. ORBITA,INJERT.CUTANEO</text:p>
          </table:table-cell>
          <table:table-cell table:number-columns-repeated="2" office:value-type="float" office:value="546.65" calcext:value-type="float">
            <text:p>546,65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string" calcext:value-type="string">
            <text:p>0112000AYD</text:p>
          </table:table-cell>
          <table:table-cell office:value-type="string" calcext:value-type="string">
            <text:p>HHMM AYUDANTIA CIRUGIA MAXILOFACIAL</text:p>
          </table:table-cell>
          <table:table-cell table:number-columns-repeated="2" office:value-type="float" office:value="51.88" calcext:value-type="float">
            <text:p>51,88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GENERALI ESPAÑA</text:p>
          </table:table-cell>
          <table:table-cell office:value-type="string" calcext:value-type="string">
            <text:p>GENERALI ESPAÑA, S.A. DE SEGUROS Y REASEGUROS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office:value-type="float" office:value="62.5" calcext:value-type="float">
            <text:p>62,5</text:p>
          </table:table-cell>
          <table:table-cell office:value-type="float" office:value="187.5" calcext:value-type="float">
            <text:p>187,5</text:p>
          </table:table-cell>
          <table:table-cell office:value-type="string" calcext:value-type="string">
            <text:p>GENERALI ESPAÑA</text:p>
          </table:table-cell>
          <table:table-cell office:value-type="string" calcext:value-type="string">
            <text:p>GENERALI ESPAÑA, S.A. DE SEGUROS Y REASEGUROS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GLOBAL COMPLEME</text:p>
          </table:table-cell>
          <table:table-cell office:value-type="string" calcext:value-type="string">
            <text:p>GLOBAL CARD SERVICIOS SANITARIOS S.L.</text:p>
          </table:table-cell>
        </table:table-row>
        <table:table-row table:style-name="ro1">
          <table:table-cell office:value-type="float" office:value="112000981" calcext:value-type="float">
            <text:p>112000981</text:p>
          </table:table-cell>
          <table:table-cell office:value-type="string" calcext:value-type="string">
            <text:p>TUM. SUPERFI.CARA/CUELLO. TTO.C/PLASTIAS LOC.</text:p>
          </table:table-cell>
          <table:table-cell office:value-type="float" office:value="129.6" calcext:value-type="float">
            <text:p>129,6</text:p>
          </table:table-cell>
          <table:table-cell office:value-type="float" office:value="-122.99" calcext:value-type="float">
            <text:p>-122,99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office:value-type="float" office:value="10.5" calcext:value-type="float">
            <text:p>10,5</text:p>
          </table:table-cell>
          <table:table-cell office:value-type="float" office:value="-10.5" calcext:value-type="float">
            <text:p>-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office:value-type="float" office:value="10.5" calcext:value-type="float">
            <text:p>10,5</text:p>
          </table:table-cell>
          <table:table-cell office:value-type="float" office:value="-10.5" calcext:value-type="float">
            <text:p>-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office:value-type="float" office:value="10.5" calcext:value-type="float">
            <text:p>10,5</text:p>
          </table:table-cell>
          <table:table-cell office:value-type="float" office:value="-10.5" calcext:value-type="float">
            <text:p>-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office:value-type="float" office:value="17" calcext:value-type="float">
            <text:p>17</text:p>
          </table:table-cell>
          <table:table-cell office:value-type="float" office:value="-6.5" calcext:value-type="float">
            <text:p>-6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office:value-type="float" office:value="10.5" calcext:value-type="float">
            <text:p>10,5</text:p>
          </table:table-cell>
          <table:table-cell office:value-type="float" office:value="-10.5" calcext:value-type="float">
            <text:p>-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office:value-type="float" office:value="10.5" calcext:value-type="float">
            <text:p>10,5</text:p>
          </table:table-cell>
          <table:table-cell office:value-type="float" office:value="-10.5" calcext:value-type="float">
            <text:p>-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BERTURA DISPE</text:p>
          </table:table-cell>
          <table:table-cell office:value-type="string" calcext:value-type="string">
            <text:p>DISPENSADOS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BERTURA DISPE</text:p>
          </table:table-cell>
          <table:table-cell office:value-type="string" calcext:value-type="string">
            <text:p>DISPENSADOS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BERTURA DISPE</text:p>
          </table:table-cell>
          <table:table-cell office:value-type="string" calcext:value-type="string">
            <text:p>DISPENSADOS A PRECIO 0</text:p>
          </table:table-cell>
        </table:table-row>
        <table:table-row table:style-name="ro1">
          <table:table-cell office:value-type="float" office:value="112000816" calcext:value-type="float">
            <text:p>112000816</text:p>
          </table:table-cell>
          <table:table-cell office:value-type="string" calcext:value-type="string">
            <text:p>TUM. LINGUAL. HEMIGLOSECTOMIA / GLOSECTOMIA TOT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CIGNA INGRESADO</text:p>
          </table:table-cell>
          <table:table-cell office:value-type="string" calcext:value-type="string">
            <text:p>CIGNA INSURANCE COMPANY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GASPAR GARCIA, BEATRIZ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DE CASTRO GUTIERREZ, UBALDO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SANCHEZ RODRIGUEZ, FRANCISCA</text:p>
          </table:table-cell>
        </table:table-row>
        <table:table-row table:style-name="ro1">
          <table:table-cell office:value-type="float" office:value="11200928" calcext:value-type="float">
            <text:p>11200928</text:p>
          </table:table-cell>
          <table:table-cell office:value-type="string" calcext:value-type="string">
            <text:p>IMPLANTOLOGIA. COLOCACION DE IMPLANTE X UNIDAD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GUEMES PEDRAZA, CARMEN</text:p>
          </table:table-cell>
        </table:table-row>
        <table:table-row table:style-name="ro1">
          <table:table-cell office:value-type="float" office:value="11200928" calcext:value-type="float">
            <text:p>11200928</text:p>
          </table:table-cell>
          <table:table-cell office:value-type="string" calcext:value-type="string">
            <text:p>IMPLANTOLOGIA. COLOCACION DE IMPLANTE X UNIDAD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SANCHEZ JIMENEZ, ENCARNACION</text:p>
          </table:table-cell>
        </table:table-row>
        <table:table-row table:style-name="ro1">
          <table:table-cell office:value-type="float" office:value="112000006" calcext:value-type="float">
            <text:p>112000006</text:p>
          </table:table-cell>
          <table:table-cell office:value-type="string" calcext:value-type="string">
            <text:p>VISITA A HOSPITAL <text:s/>CIRUGÍA MAXILOFA(INTERCONSULTA)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PACIENTE FF</text:p>
          </table:table-cell>
          <table:table-cell office:value-type="string" calcext:value-type="string">
            <text:p>BLANCO CORTES, PILAR</text:p>
          </table:table-cell>
        </table:table-row>
        <table:table-row table:style-name="ro1">
          <table:table-cell office:value-type="float" office:value="11200928" calcext:value-type="float">
            <text:p>11200928</text:p>
          </table:table-cell>
          <table:table-cell office:value-type="string" calcext:value-type="string">
            <text:p>IMPLANTOLOGIA. COLOCACION DE IMPLANTE X UNIDAD</text:p>
          </table:table-cell>
          <table:table-cell table:number-columns-repeated="2" office:value-type="float" office:value="790" calcext:value-type="float">
            <text:p>79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LOPEZ GARCIA, SILVIA MARIA</text:p>
          </table:table-cell>
        </table:table-row>
        <table:table-row table:style-name="ro1">
          <table:table-cell office:value-type="float" office:value="11200918" calcext:value-type="float">
            <text:p>11200918</text:p>
          </table:table-cell>
          <table:table-cell office:value-type="string" calcext:value-type="string">
            <text:p>EXODONCIA SIMPL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RIOS JIMENEZ, SEGUNDO</text:p>
          </table:table-cell>
        </table:table-row>
        <table:table-row table:style-name="ro1">
          <table:table-cell office:value-type="float" office:value="112090445" calcext:value-type="float">
            <text:p>112090445</text:p>
          </table:table-cell>
          <table:table-cell office:value-type="string" calcext:value-type="string">
            <text:p>IMPLANTE DENTAL</text:p>
          </table:table-cell>
          <table:table-cell office:value-type="float" office:value="750" calcext:value-type="float">
            <text:p>7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ACIENTE FF</text:p>
          </table:table-cell>
          <table:table-cell office:value-type="string" calcext:value-type="string">
            <text:p>MANRIQUE PECES BARBA, ELIZABETH</text:p>
          </table:table-cell>
        </table:table-row>
        <table:table-row table:style-name="ro1">
          <table:table-cell office:value-type="float" office:value="11200918" calcext:value-type="float">
            <text:p>11200918</text:p>
          </table:table-cell>
          <table:table-cell office:value-type="string" calcext:value-type="string">
            <text:p>EXODONCIA SIMPL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GARCIA MANZANARES, VIRGINIA</text:p>
          </table:table-cell>
        </table:table-row>
        <table:table-row table:style-name="ro1">
          <table:table-cell office:value-type="float" office:value="11200928" calcext:value-type="float">
            <text:p>11200928</text:p>
          </table:table-cell>
          <table:table-cell office:value-type="string" calcext:value-type="string">
            <text:p>IMPLANTOLOGIA. COLOCACION DE IMPLANTE X UNIDAD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CARRION VIRUEL, ANTONIA</text:p>
          </table:table-cell>
        </table:table-row>
        <table:table-row table:style-name="ro1">
          <table:table-cell office:value-type="float" office:value="11200928" calcext:value-type="float">
            <text:p>11200928</text:p>
          </table:table-cell>
          <table:table-cell office:value-type="string" calcext:value-type="string">
            <text:p>IMPLANTOLOGIA. COLOCACION DE IMPLANTE X UNIDAD</text:p>
          </table:table-cell>
          <table:table-cell table:number-columns-repeated="2" office:value-type="float" office:value="790" calcext:value-type="float">
            <text:p>79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POZO SANCHEZ, LUISA</text:p>
          </table:table-cell>
        </table:table-row>
        <table:table-row table:style-name="ro1">
          <table:table-cell office:value-type="float" office:value="11200929" calcext:value-type="float">
            <text:p>11200929</text:p>
          </table:table-cell>
          <table:table-cell office:value-type="string" calcext:value-type="string">
            <text:p>IMPLANTOLOGIA. ELEVACION DEL SENO UNILATERAL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POZO SANCHEZ, LUISA</text:p>
          </table:table-cell>
        </table:table-row>
        <table:table-row table:style-name="ro1">
          <table:table-cell office:value-type="float" office:value="11200928" calcext:value-type="float">
            <text:p>11200928</text:p>
          </table:table-cell>
          <table:table-cell office:value-type="string" calcext:value-type="string">
            <text:p>IMPLANTOLOGIA. COLOCACION DE IMPLANTE X UNIDAD</text:p>
          </table:table-cell>
          <table:table-cell table:number-columns-repeated="2" office:value-type="float" office:value="1580" calcext:value-type="float">
            <text:p>158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CAÑADA RUDNER, PEDRO</text:p>
          </table:table-cell>
        </table:table-row>
        <table:table-row table:style-name="ro1">
          <table:table-cell office:value-type="float" office:value="11200918" calcext:value-type="float">
            <text:p>11200918</text:p>
          </table:table-cell>
          <table:table-cell office:value-type="string" calcext:value-type="string">
            <text:p>EXODONCIA SIMPL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SANCHEZ VILLALTA, ALEJANDRO</text:p>
          </table:table-cell>
        </table:table-row>
        <table:table-row table:style-name="ro1">
          <table:table-cell office:value-type="float" office:value="11200919" calcext:value-type="float">
            <text:p>11200919</text:p>
          </table:table-cell>
          <table:table-cell office:value-type="string" calcext:value-type="string">
            <text:p>EXODONCIA RESTO RADICULAR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SANCHEZ VILLALTA, ALEJANDRO</text:p>
          </table:table-cell>
        </table:table-row>
        <table:table-row table:style-name="ro1">
          <table:table-cell office:value-type="float" office:value="11200928" calcext:value-type="float">
            <text:p>11200928</text:p>
          </table:table-cell>
          <table:table-cell office:value-type="string" calcext:value-type="string">
            <text:p>IMPLANTOLOGIA. COLOCACION DE IMPLANTE X UNIDAD</text:p>
          </table:table-cell>
          <table:table-cell office:value-type="float" office:value="790" calcext:value-type="float">
            <text:p>790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ALVAREZ RIVAS, ANA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QUIRON DENTAL</text:p>
          </table:table-cell>
          <table:table-cell office:value-type="string" calcext:value-type="string">
            <text:p>ANDRADE BAEZA, JULIO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ALONSO BERNAL, AMAYA</text:p>
          </table:table-cell>
        </table:table-row>
        <table:table-row table:style-name="ro1">
          <table:table-cell office:value-type="float" office:value="11200928" calcext:value-type="float">
            <text:p>11200928</text:p>
          </table:table-cell>
          <table:table-cell office:value-type="string" calcext:value-type="string">
            <text:p>IMPLANTOLOGIA. COLOCACION DE IMPLANTE X UNIDAD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SANCHEZ GALLARDO, SERGIO</text:p>
          </table:table-cell>
        </table:table-row>
        <table:table-row table:style-name="ro1">
          <table:table-cell office:value-type="float" office:value="11200928" calcext:value-type="float">
            <text:p>11200928</text:p>
          </table:table-cell>
          <table:table-cell office:value-type="string" calcext:value-type="string">
            <text:p>IMPLANTOLOGIA. COLOCACION DE IMPLANTE X UNIDAD</text:p>
          </table:table-cell>
          <table:table-cell table:number-columns-repeated="2" office:value-type="float" office:value="790" calcext:value-type="float">
            <text:p>79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MAIRENA URBANO, MARIA LUISA</text:p>
          </table:table-cell>
        </table:table-row>
        <table:table-row table:style-name="ro1">
          <table:table-cell office:value-type="float" office:value="11200928" calcext:value-type="float">
            <text:p>11200928</text:p>
          </table:table-cell>
          <table:table-cell office:value-type="string" calcext:value-type="string">
            <text:p>IMPLANTOLOGIA. COLOCACION DE IMPLANTE X UNIDAD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LUQUE HERNANDEZ, JUAN PEDRO</text:p>
          </table:table-cell>
        </table:table-row>
        <table:table-row table:style-name="ro1">
          <table:table-cell office:value-type="float" office:value="11200928" calcext:value-type="float">
            <text:p>11200928</text:p>
          </table:table-cell>
          <table:table-cell office:value-type="string" calcext:value-type="string">
            <text:p>IMPLANTOLOGIA. COLOCACION DE IMPLANTE X UNIDAD</text:p>
          </table:table-cell>
          <table:table-cell office:value-type="float" office:value="550" calcext:value-type="float">
            <text:p>55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LUQUE HERNANDEZ, JUAN PEDRO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TORQUEMADA GARCIA, CATALINA</text:p>
          </table:table-cell>
        </table:table-row>
        <table:table-row table:style-name="ro1">
          <table:table-cell office:value-type="float" office:value="11200928" calcext:value-type="float">
            <text:p>11200928</text:p>
          </table:table-cell>
          <table:table-cell office:value-type="string" calcext:value-type="string">
            <text:p>IMPLANTOLOGIA. COLOCACION DE IMPLANTE X UNIDAD</text:p>
          </table:table-cell>
          <table:table-cell table:number-columns-repeated="2" office:value-type="float" office:value="4740" calcext:value-type="float">
            <text:p>474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SALVIA SEGUES, IVAN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RUANO TORRES, MATILDE</text:p>
          </table:table-cell>
        </table:table-row>
        <table:table-row table:style-name="ro1">
          <table:table-cell office:value-type="float" office:value="119001460" calcext:value-type="float">
            <text:p>119001460</text:p>
          </table:table-cell>
          <table:table-cell office:value-type="string" calcext:value-type="string">
            <text:p>TARTRECTOMIA. LIMPIEZA DE BOCA. AMBAS ARCADAS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NAZZETTA , ELIZABETH DEL VALLE</text:p>
          </table:table-cell>
        </table:table-row>
        <table:table-row table:style-name="ro1">
          <table:table-cell office:value-type="float" office:value="11200928" calcext:value-type="float">
            <text:p>11200928</text:p>
          </table:table-cell>
          <table:table-cell office:value-type="string" calcext:value-type="string">
            <text:p>IMPLANTOLOGIA. COLOCACION DE IMPLANTE X UNIDAD</text:p>
          </table:table-cell>
          <table:table-cell table:number-columns-repeated="2" office:value-type="float" office:value="2750" calcext:value-type="float">
            <text:p>2750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LUQUE HERNANDEZ, JUAN PEDRO</text:p>
          </table:table-cell>
        </table:table-row>
        <table:table-row table:style-name="ro1">
          <table:table-cell office:value-type="float" office:value="11200918" calcext:value-type="float">
            <text:p>11200918</text:p>
          </table:table-cell>
          <table:table-cell office:value-type="string" calcext:value-type="string">
            <text:p>EXODONCIA SIMPL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PACIENTE FF</text:p>
          </table:table-cell>
          <table:table-cell office:value-type="string" calcext:value-type="string">
            <text:p>GONZALEZ SANCHEZ, NICOLAS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INTERCRUISES AM</text:p>
          </table:table-cell>
          <table:table-cell office:value-type="string" calcext:value-type="string">
            <text:p>INTERCRUISES SHORESIDES&amp;PORT SERVICES S.L.U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DKV FUNCIONARIO</text:p>
          </table:table-cell>
          <table:table-cell office:value-type="string" calcext:value-type="string">
            <text:p>DKV SEGUROS, S.A.E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NTARES AMBULAN</text:p>
          </table:table-cell>
          <table:table-cell office:value-type="string" calcext:value-type="string">
            <text:p>SEGUROS DE VIDA Y PENSIONES ANTARE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6.19" calcext:value-type="float">
            <text:p>16,19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80.6" calcext:value-type="float">
            <text:p>80,6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NITAS AMBULAN</text:p>
          </table:table-cell>
          <table:table-cell office:value-type="string" calcext:value-type="string">
            <text:p>SANITAS</text:p>
          </table:table-cell>
        </table:table-row>
        <table:table-row table:style-name="ro1">
          <table:table-cell office:value-type="float" office:value="112000006" calcext:value-type="float">
            <text:p>112000006</text:p>
          </table:table-cell>
          <table:table-cell office:value-type="string" calcext:value-type="string">
            <text:p>VISITA A HOSPITAL <text:s/>CIRUGÍA MAXILOFA(INTERCONSULTA)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IGNA INGRESADO</text:p>
          </table:table-cell>
          <table:table-cell office:value-type="string" calcext:value-type="string">
            <text:p>CIGNA INSURANCE COMPANY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03" calcext:value-type="float">
            <text:p>7,03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7.52" calcext:value-type="float">
            <text:p>17,52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980" calcext:value-type="float">
            <text:p>112000980</text:p>
          </table:table-cell>
          <table:table-cell office:value-type="string" calcext:value-type="string">
            <text:p>TUMOR DE LABIO. EXTIRPACION Y PLASTIA</text:p>
          </table:table-cell>
          <table:table-cell table:number-columns-repeated="2" office:value-type="float" office:value="82.43" calcext:value-type="float">
            <text:p>82,43</text:p>
          </table:table-cell>
          <table:table-cell office:value-type="string" calcext:value-type="string">
            <text:p>ASISA AMBULANTE</text:p>
          </table:table-cell>
          <table:table-cell office:value-type="string" calcext:value-type="string">
            <text:p>ASISA</text:p>
          </table:table-cell>
        </table:table-row>
        <table:table-row table:style-name="ro1">
          <table:table-cell office:value-type="float" office:value="112000006" calcext:value-type="float">
            <text:p>112000006</text:p>
          </table:table-cell>
          <table:table-cell office:value-type="string" calcext:value-type="string">
            <text:p>VISITA A HOSPITAL <text:s/>CIRUGÍA MAXILOFA(INTERCONSULTA)</text:p>
          </table:table-cell>
          <table:table-cell office:value-type="float" office:value="15.03" calcext:value-type="float">
            <text:p>15,03</text:p>
          </table:table-cell>
          <table:table-cell office:value-type="float" office:value="30.06" calcext:value-type="float">
            <text:p>30,06</text:p>
          </table:table-cell>
          <table:table-cell office:value-type="string" calcext:value-type="string">
            <text:p>VIDACAIXA ADELA</text:p>
          </table:table-cell>
          <table:table-cell office:value-type="string" calcext:value-type="string">
            <text:p>VIDACAIXA ADESLAS S.A. SEGUROS GENERALES Y REASEGURADOS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932" calcext:value-type="float">
            <text:p>112000932</text:p>
          </table:table-cell>
          <table:table-cell office:value-type="string" calcext:value-type="string">
            <text:p>CORDAL INCLUIDO. EXTRACCION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HNA SC AMBULANT</text:p>
          </table:table-cell>
          <table:table-cell office:value-type="string" calcext:value-type="string">
            <text:p>S.C. HNA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941" calcext:value-type="float">
            <text:p>112000941</text:p>
          </table:table-cell>
          <table:table-cell office:value-type="string" calcext:value-type="string">
            <text:p>OTRAS PIEZAS DENTARIAS INCLUIDAS. EXTRACC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973" calcext:value-type="float">
            <text:p>112000973</text:p>
          </table:table-cell>
          <table:table-cell office:value-type="string" calcext:value-type="string">
            <text:p>QUISTES DENT, PARADENT, FISURALES Y FOLICULA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ASER AMBULANTE</text:p>
          </table:table-cell>
          <table:table-cell office:value-type="string" calcext:value-type="string">
            <text:p>CASER GESTION TECNICA AIE</text:p>
          </table:table-cell>
        </table:table-row>
        <table:table-row table:style-name="ro1">
          <table:table-cell office:value-type="float" office:value="112000931" calcext:value-type="float">
            <text:p>112000931</text:p>
          </table:table-cell>
          <table:table-cell office:value-type="string" calcext:value-type="string">
            <text:p>CIRUGIA PREPROTESICA. REMODELADO CRESTA ALVEOLAR</text:p>
          </table:table-cell>
          <table:table-cell table:number-columns-repeated="2" office:value-type="float" office:value="46.15" calcext:value-type="float">
            <text:p>46,15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937" calcext:value-type="float">
            <text:p>112000937</text:p>
          </table:table-cell>
          <table:table-cell office:value-type="string" calcext:value-type="string">
            <text:p>GINGIVECTOMIA (POR CUADRANTE)</text:p>
          </table:table-cell>
          <table:table-cell table:number-columns-repeated="2" office:value-type="float" office:value="30.56" calcext:value-type="float">
            <text:p>30,56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string" calcext:value-type="string">
            <text:p>MAPFRE FAMILIAR</text:p>
          </table:table-cell>
          <table:table-cell office:value-type="string" calcext:value-type="string">
            <text:p>MAPFRE FAMILIAR, Compañia de Seguros y Reaseguros S.A.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2" calcext:value-type="float">
            <text:p>112000002</text:p>
          </table:table-cell>
          <table:table-cell office:value-type="string" calcext:value-type="string">
            <text:p>REVISION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RON DENTAL A</text:p>
          </table:table-cell>
          <table:table-cell office:value-type="string" calcext:value-type="string">
            <text:p>QUIRON DENTAL A PRECIO 0</text:p>
          </table:table-cell>
        </table:table-row>
        <table:table-row table:style-name="ro1">
          <table:table-cell office:value-type="float" office:value="11900930" calcext:value-type="float">
            <text:p>11900930</text:p>
          </table:table-cell>
          <table:table-cell office:value-type="string" calcext:value-type="string">
            <text:p>IMPLANTOLOGIA.CORONA METAL PORCELANA</text:p>
          </table:table-cell>
          <table:table-cell table:number-columns-repeated="2" office:value-type="float" office:value="317.66" calcext:value-type="float">
            <text:p>317,66</text:p>
          </table:table-cell>
          <table:table-cell office:value-type="string" calcext:value-type="string">
            <text:p>PERSONAL QUIRON</text:p>
          </table:table-cell>
          <table:table-cell office:value-type="string" calcext:value-type="string">
            <text:p>VERTEDOR RAMOS, JOSE MIGUEL</text:p>
          </table:table-cell>
        </table:table-row>
        <table:table-row table:style-name="ro1">
          <table:table-cell office:value-type="float" office:value="11200919" calcext:value-type="float">
            <text:p>11200919</text:p>
          </table:table-cell>
          <table:table-cell office:value-type="string" calcext:value-type="string">
            <text:p>EXODONCIA RESTO RADICULAR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GUTIERREZ DOMINGUEZ, FRANCISCO LUI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ACIENTE 100%</text:p>
          </table:table-cell>
          <table:table-cell office:value-type="string" calcext:value-type="string">
            <text:p>CORRAL MALDONADO, MOISES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string" calcext:value-type="string">
            <text:p>CARITAS TIPO B</text:p>
          </table:table-cell>
          <table:table-cell office:value-type="string" calcext:value-type="string">
            <text:p>MESA ZABALGO, MIGUEL</text:p>
          </table:table-cell>
        </table:table-row>
        <table:table-row table:style-name="ro1">
          <table:table-cell office:value-type="float" office:value="112000001" calcext:value-type="float">
            <text:p>112000001</text:p>
          </table:table-cell>
          <table:table-cell office:value-type="string" calcext:value-type="string">
            <text:p>CONSULTA CIRUGÍA ORAL Y MAXILOFACIAL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string" calcext:value-type="string">
            <text:p>CARITAS TIPO B</text:p>
          </table:table-cell>
          <table:table-cell office:value-type="string" calcext:value-type="string">
            <text:p>MESA ZABALGO, MIGUEL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NFORMACIÓN CONFIDENC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a documentación es de carácter confidencial y es responsabilidad exclusiva del médico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 considera que ha accedido a esta documentación de forma indebida, le rogamos que proceda a su inmediata destrucción y que lo ponga en conocimiento del Grupo Quiró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07" meta:object-count="0"/>
    <meta:generator>LibreOffice/4.2.7.2$Linux_X86_64 LibreOffice_project/420m0$Build-2</meta:generator>
  </office:meta>
</office:document-meta>
</file>